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26.56pt"/>
    </style:style>
    <style:style style:name="co5" style:family="table-column">
      <style:table-column-properties fo:break-before="auto" style:column-width="87.65pt"/>
    </style:style>
    <style:style style:name="ro1" style:family="table-row">
      <style:table-row-properties style:row-height="54.26pt" fo:break-before="auto" style:use-optimal-row-height="fals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61"/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joystick" table:style-name="ta1">
        <table:shapes>
          <draw:frame draw:z-index="0" draw:name="Estimación de Altura" draw:style-name="gr1" draw:text-style-name="P1" svg:width="720pt" svg:height="432pt" svg:x="591.68pt" svg:y="-0.17pt">
            <loext:p draw:notify-on-update-of-ranges="height_joystick.B1:height_joystick.B1 height_joystick.B2:height_joystick.B102 height_joystick.F2:height_joystick.F2 height_joystick.F3:height_joystick.F102 height_joystick.G2:height_joystick.G2 height_joystick.G3:height_joystick.G102 height_joystick.C1:height_joystick.C1 height_joystick.C2:height_joystick.C102 height_joystick.D1:height_joystick.D1 height_joystick.D2:height_joystick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ce6"/>
        <table:table-column table:style-name="co5" table:number-columns-repeated="2" table:default-cell-style-name="Default"/>
        <table:table-row table:style-name="ro1">
          <table:table-cell table:style-name="ce1"/>
          <table:table-cell table:style-name="ce3" office:value-type="string" calcext:value-type="string">
            <text:p>Algoritmo actual</text:p>
          </table:table-cell>
          <table:table-cell table:style-name="ce3" office:value-type="string" calcext:value-type="string">
            <text:p>Algoritmo previo</text:p>
          </table:table-cell>
          <table:table-cell table:style-name="ce3" office:value-type="string" calcext:value-type="string">
            <text:p>Ideal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MEDIA</text:p>
          </table:table-cell>
          <table:covered-table-cell table:style-name="ce3"/>
          <table:table-cell table:style-name="ce3" office:value-type="string" calcext:value-type="string">
            <text:p>Error medio cuadrático algoritmo actual</text:p>
          </table:table-cell>
          <table:table-cell table:style-name="ce3" office:value-type="string" calcext:value-type="string">
            <text:p>Error medio cuadrático algoritmo previo</text:p>
          </table:table-cell>
        </table:table-row>
        <table:table-row table:style-name="ro2">
          <table:table-cell/>
          <table:table-cell office:value-type="float" office:value="0.0422987" calcext:value-type="float">
            <text:p>0.0422987</text:p>
          </table:table-cell>
          <table:table-cell office:value-type="float" office:value="0.0422161" calcext:value-type="float">
            <text:p>0.0422161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2" office:value-type="string" calcext:value-type="string">
            <text:p>Media (Algoritmo actual)</text:p>
          </table:table-cell>
          <table:table-cell table:style-name="ce2" office:value-type="string" calcext:value-type="string">
            <text:p>Media (Algoritmo previo)</text:p>
          </table:table-cell>
          <table:table-cell table:formula="of:=([.D2]-[.B2])*([.D2]-[.B2])" office:value-type="float" office:value="0.0000593100216900001" calcext:value-type="float">
            <text:p>0.00005931</text:p>
          </table:table-cell>
          <table:table-cell table:formula="of:=([.D2]-[.C2])*([.D2]-[.C2])" office:value-type="float" office:value="0.00006058909921" calcext:value-type="float">
            <text:p>6.058909921E-05</text:p>
          </table:table-cell>
        </table:table-row>
        <table:table-row table:style-name="ro2">
          <table:table-cell/>
          <table:table-cell office:value-type="float" office:value="0.0431172" calcext:value-type="float">
            <text:p>0.0431172</text:p>
          </table:table-cell>
          <table:table-cell office:value-type="float" office:value="0.0466284" calcext:value-type="float">
            <text:p>0.0466284</text:p>
          </table:table-cell>
          <table:table-cell table:formula="of:=[.D2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3]-[.B3])*([.D3]-[.B3])" office:value-type="float" office:value="0.00004737293584" calcext:value-type="float">
            <text:p>4.737293584E-05</text:p>
          </table:table-cell>
          <table:table-cell table:formula="of:=([.D3]-[.C3])*([.D3]-[.C3])" office:value-type="float" office:value="0.00001136768656" calcext:value-type="float">
            <text:p>1.136768656E-05</text:p>
          </table:table-cell>
        </table:table-row>
        <table:table-row table:style-name="ro2">
          <table:table-cell/>
          <table:table-cell office:value-type="float" office:value="0.0371634" calcext:value-type="float">
            <text:p>0.0371634</text:p>
          </table:table-cell>
          <table:table-cell office:value-type="float" office:value="0.0400101" calcext:value-type="float">
            <text:p>0.0400101</text:p>
          </table:table-cell>
          <table:table-cell table:formula="of:=[.D3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4]-[.B4])*([.D4]-[.B4])" office:value-type="float" office:value="0.00016477829956" calcext:value-type="float">
            <text:p>0.0001647783</text:p>
          </table:table-cell>
          <table:table-cell table:formula="of:=([.D4]-[.C4])*([.D4]-[.C4])" office:value-type="float" office:value="0.0000997981020100001" calcext:value-type="float">
            <text:p>9.97981020100001E-05</text:p>
          </table:table-cell>
        </table:table-row>
        <table:table-row table:style-name="ro2">
          <table:table-cell/>
          <table:table-cell office:value-type="float" office:value="0.0459572" calcext:value-type="float">
            <text:p>0.0459572</text:p>
          </table:table-cell>
          <table:table-cell office:value-type="float" office:value="0.0367024" calcext:value-type="float">
            <text:p>0.0367024</text:p>
          </table:table-cell>
          <table:table-cell table:formula="of:=[.D4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5]-[.B5])*([.D5]-[.B5])" office:value-type="float" office:value="0.00001634423184" calcext:value-type="float">
            <text:p>1.634423184E-05</text:p>
          </table:table-cell>
          <table:table-cell table:formula="of:=([.D5]-[.C5])*([.D5]-[.C5])" office:value-type="float" office:value="0.00017682616576" calcext:value-type="float">
            <text:p>0.0001768262</text:p>
          </table:table-cell>
        </table:table-row>
        <table:table-row table:style-name="ro2">
          <table:table-cell/>
          <table:table-cell office:value-type="float" office:value="0.0397097" calcext:value-type="float">
            <text:p>0.0397097</text:p>
          </table:table-cell>
          <table:table-cell office:value-type="float" office:value="0.0416915" calcext:value-type="float">
            <text:p>0.0416915</text:p>
          </table:table-cell>
          <table:table-cell table:formula="of:=[.D5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6]-[.B6])*([.D6]-[.B6])" office:value-type="float" office:value="0.00010589027409" calcext:value-type="float">
            <text:p>0.0001058903</text:p>
          </table:table-cell>
          <table:table-cell table:formula="of:=([.D6]-[.C6])*([.D6]-[.C6])" office:value-type="float" office:value="0.0000690311722500001" calcext:value-type="float">
            <text:p>6.90311722500001E-05</text:p>
          </table:table-cell>
        </table:table-row>
        <table:table-row table:style-name="ro2">
          <table:table-cell/>
          <table:table-cell office:value-type="float" office:value="0.0357075" calcext:value-type="float">
            <text:p>0.0357075</text:p>
          </table:table-cell>
          <table:table-cell office:value-type="float" office:value="0.0385151" calcext:value-type="float">
            <text:p>0.0385151</text:p>
          </table:table-cell>
          <table:table-cell table:formula="of:=[.D6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7]-[.B7])*([.D7]-[.B7])" office:value-type="float" office:value="0.00020427555625" calcext:value-type="float">
            <text:p>0.0002042756</text:p>
          </table:table-cell>
          <table:table-cell table:formula="of:=([.D7]-[.C7])*([.D7]-[.C7])" office:value-type="float" office:value="0.00013190292801" calcext:value-type="float">
            <text:p>0.0001319029</text:p>
          </table:table-cell>
        </table:table-row>
        <table:table-row table:style-name="ro2">
          <table:table-cell/>
          <table:table-cell office:value-type="float" office:value="0.0422987" calcext:value-type="float">
            <text:p>0.0422987</text:p>
          </table:table-cell>
          <table:table-cell office:value-type="float" office:value="0.0465135" calcext:value-type="float">
            <text:p>0.0465135</text:p>
          </table:table-cell>
          <table:table-cell table:formula="of:=[.D7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8]-[.B8])*([.D8]-[.B8])" office:value-type="float" office:value="0.0000593100216900001" calcext:value-type="float">
            <text:p>0.00005931</text:p>
          </table:table-cell>
          <table:table-cell table:formula="of:=([.D8]-[.C8])*([.D8]-[.C8])" office:value-type="float" office:value="0.00001215568225" calcext:value-type="float">
            <text:p>1.215568225E-05</text:p>
          </table:table-cell>
        </table:table-row>
        <table:table-row table:style-name="ro2">
          <table:table-cell/>
          <table:table-cell office:value-type="float" office:value="0.0416723" calcext:value-type="float">
            <text:p>0.0416723</text:p>
          </table:table-cell>
          <table:table-cell office:value-type="float" office:value="0.0466284" calcext:value-type="float">
            <text:p>0.0466284</text:p>
          </table:table-cell>
          <table:table-cell table:formula="of:=[.D8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9]-[.B9])*([.D9]-[.B9])" office:value-type="float" office:value="0.0000693505872900001" calcext:value-type="float">
            <text:p>6.93505872900001E-05</text:p>
          </table:table-cell>
          <table:table-cell table:formula="of:=([.D9]-[.C9])*([.D9]-[.C9])" office:value-type="float" office:value="0.00001136768656" calcext:value-type="float">
            <text:p>1.136768656E-05</text:p>
          </table:table-cell>
        </table:table-row>
        <table:table-row table:style-name="ro2">
          <table:table-cell/>
          <table:table-cell office:value-type="float" office:value="0.0370674" calcext:value-type="float">
            <text:p>0.0370674</text:p>
          </table:table-cell>
          <table:table-cell office:value-type="float" office:value="0.0422119" calcext:value-type="float">
            <text:p>0.0422119</text:p>
          </table:table-cell>
          <table:table-cell table:formula="of:=[.D9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10]-[.B10])*([.D10]-[.B10])" office:value-type="float" office:value="0.00016725214276" calcext:value-type="float">
            <text:p>0.0001672521</text:p>
          </table:table-cell>
          <table:table-cell table:formula="of:=([.D10]-[.C10])*([.D10]-[.C10])" office:value-type="float" office:value="0.0000606545016100001" calcext:value-type="float">
            <text:p>6.06545016100001E-05</text:p>
          </table:table-cell>
        </table:table-row>
        <table:table-row table:style-name="ro2">
          <table:table-cell/>
          <table:table-cell office:value-type="float" office:value="0.0442828" calcext:value-type="float">
            <text:p>0.0442828</text:p>
          </table:table-cell>
          <table:table-cell office:value-type="float" office:value="0.0369691" calcext:value-type="float">
            <text:p>0.0369691</text:p>
          </table:table-cell>
          <table:table-cell table:formula="of:=[.D10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11]-[.B11])*([.D11]-[.B11])" office:value-type="float" office:value="0.0000326863758400001" calcext:value-type="float">
            <text:p>3.26863758400001E-05</text:p>
          </table:table-cell>
          <table:table-cell table:formula="of:=([.D11]-[.C11])*([.D11]-[.C11])" office:value-type="float" office:value="0.00016980435481" calcext:value-type="float">
            <text:p>0.0001698044</text:p>
          </table:table-cell>
        </table:table-row>
        <table:table-row table:style-name="ro2">
          <table:table-cell/>
          <table:table-cell office:value-type="float" office:value="0.0394142" calcext:value-type="float">
            <text:p>0.0394142</text:p>
          </table:table-cell>
          <table:table-cell office:value-type="float" office:value="0.0444293" calcext:value-type="float">
            <text:p>0.0444293</text:p>
          </table:table-cell>
          <table:table-cell table:formula="of:=[.D11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12]-[.B12])*([.D12]-[.B12])" office:value-type="float" office:value="0.00011205916164" calcext:value-type="float">
            <text:p>0.0001120592</text:p>
          </table:table-cell>
          <table:table-cell table:formula="of:=([.D12]-[.C12])*([.D12]-[.C12])" office:value-type="float" office:value="0.0000310326984900001" calcext:value-type="float">
            <text:p>3.10326984900001E-05</text:p>
          </table:table-cell>
        </table:table-row>
        <table:table-row table:style-name="ro2">
          <table:table-cell/>
          <table:table-cell office:value-type="float" office:value="0.0359778" calcext:value-type="float">
            <text:p>0.0359778</text:p>
          </table:table-cell>
          <table:table-cell office:value-type="float" office:value="0.0377958" calcext:value-type="float">
            <text:p>0.0377958</text:p>
          </table:table-cell>
          <table:table-cell table:formula="of:=[.D12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13]-[.B13])*([.D13]-[.B13])" office:value-type="float" office:value="0.00019662209284" calcext:value-type="float">
            <text:p>0.0001966221</text:p>
          </table:table-cell>
          <table:table-cell table:formula="of:=([.D13]-[.C13])*([.D13]-[.C13])" office:value-type="float" office:value="0.00014894249764" calcext:value-type="float">
            <text:p>0.0001489425</text:p>
          </table:table-cell>
        </table:table-row>
        <table:table-row table:style-name="ro2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371578" calcext:value-type="float">
            <text:p>0.0371578</text:p>
          </table:table-cell>
          <table:table-cell table:formula="of:=[.D13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14]-[.B14])*([.D14]-[.B14])" office:value-type="float" office:value="0.00011247875136" calcext:value-type="float">
            <text:p>0.0001124788</text:p>
          </table:table-cell>
          <table:table-cell table:formula="of:=([.D14]-[.C14])*([.D14]-[.C14])" office:value-type="float" office:value="0.00016492210084" calcext:value-type="float">
            <text:p>0.0001649221</text:p>
          </table:table-cell>
        </table:table-row>
        <table:table-row table:style-name="ro2">
          <table:table-cell/>
          <table:table-cell office:value-type="float" office:value="0.0402243" calcext:value-type="float">
            <text:p>0.0402243</text:p>
          </table:table-cell>
          <table:table-cell office:value-type="float" office:value="0.0385107" calcext:value-type="float">
            <text:p>0.0385107</text:p>
          </table:table-cell>
          <table:table-cell table:formula="of:=[.D14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15]-[.B15])*([.D15]-[.B15])" office:value-type="float" office:value="0.0000955643104900001" calcext:value-type="float">
            <text:p>9.55643104900001E-05</text:p>
          </table:table-cell>
          <table:table-cell table:formula="of:=([.D15]-[.C15])*([.D15]-[.C15])" office:value-type="float" office:value="0.00013200401449" calcext:value-type="float">
            <text:p>0.000132004</text:p>
          </table:table-cell>
        </table:table-row>
        <table:table-row table:style-name="ro2">
          <table:table-cell/>
          <table:table-cell office:value-type="float" office:value="0.0407313" calcext:value-type="float">
            <text:p>0.0407313</text:p>
          </table:table-cell>
          <table:table-cell office:value-type="float" office:value="0.040234" calcext:value-type="float">
            <text:p>0.040234</text:p>
          </table:table-cell>
          <table:table-cell table:formula="of:=[.D15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16]-[.B16])*([.D16]-[.B16])" office:value-type="float" office:value="0.0000859087996900001" calcext:value-type="float">
            <text:p>8.59087996900001E-05</text:p>
          </table:table-cell>
          <table:table-cell table:formula="of:=([.D16]-[.C16])*([.D16]-[.C16])" office:value-type="float" office:value="0.0000953747560000001" calcext:value-type="float">
            <text:p>9.53747560000001E-05</text:p>
          </table:table-cell>
        </table:table-row>
        <table:table-row table:style-name="ro2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407355" calcext:value-type="float">
            <text:p>0.0407355</text:p>
          </table:table-cell>
          <table:table-cell table:formula="of:=[.D16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17]-[.B17])*([.D17]-[.B17])" office:value-type="float" office:value="0.00011247875136" calcext:value-type="float">
            <text:p>0.0001124788</text:p>
          </table:table-cell>
          <table:table-cell table:formula="of:=([.D17]-[.C17])*([.D17]-[.C17])" office:value-type="float" office:value="0.00008583096025" calcext:value-type="float">
            <text:p>0.000085831</text:p>
          </table:table-cell>
        </table:table-row>
        <table:table-row table:style-name="ro2">
          <table:table-cell/>
          <table:table-cell office:value-type="float" office:value="0.0408788" calcext:value-type="float">
            <text:p>0.0408788</text:p>
          </table:table-cell>
          <table:table-cell office:value-type="float" office:value="0.0431085" calcext:value-type="float">
            <text:p>0.0431085</text:p>
          </table:table-cell>
          <table:table-cell table:formula="of:=[.D17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18]-[.B18])*([.D18]-[.B18])" office:value-type="float" office:value="0.0000831962894400001" calcext:value-type="float">
            <text:p>8.31962894400001E-05</text:p>
          </table:table-cell>
          <table:table-cell table:formula="of:=([.D18]-[.C18])*([.D18]-[.C18])" office:value-type="float" office:value="0.00004749277225" calcext:value-type="float">
            <text:p>4.749277225E-05</text:p>
          </table:table-cell>
        </table:table-row>
        <table:table-row table:style-name="ro2">
          <table:table-cell/>
          <table:table-cell office:value-type="float" office:value="0.0387794" calcext:value-type="float">
            <text:p>0.0387794</text:p>
          </table:table-cell>
          <table:table-cell office:value-type="float" office:value="0.0408466" calcext:value-type="float">
            <text:p>0.0408466</text:p>
          </table:table-cell>
          <table:table-cell table:formula="of:=[.D18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19]-[.B19])*([.D19]-[.B19])" office:value-type="float" office:value="0.00012590186436" calcext:value-type="float">
            <text:p>0.0001259019</text:p>
          </table:table-cell>
          <table:table-cell table:formula="of:=([.D19]-[.C19])*([.D19]-[.C19])" office:value-type="float" office:value="0.0000837847315600001" calcext:value-type="float">
            <text:p>8.37847315600001E-05</text:p>
          </table:table-cell>
        </table:table-row>
        <table:table-row table:style-name="ro2">
          <table:table-cell/>
          <table:table-cell office:value-type="float" office:value="0.0383943" calcext:value-type="float">
            <text:p>0.0383943</text:p>
          </table:table-cell>
          <table:table-cell office:value-type="float" office:value="0.0394142" calcext:value-type="float">
            <text:p>0.0394142</text:p>
          </table:table-cell>
          <table:table-cell table:formula="of:=[.D19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20]-[.B20])*([.D20]-[.B20])" office:value-type="float" office:value="0.00013469227249" calcext:value-type="float">
            <text:p>0.0001346923</text:p>
          </table:table-cell>
          <table:table-cell table:formula="of:=([.D20]-[.C20])*([.D20]-[.C20])" office:value-type="float" office:value="0.00011205916164" calcext:value-type="float">
            <text:p>0.0001120592</text:p>
          </table:table-cell>
        </table:table-row>
        <table:table-row table:style-name="ro2">
          <table:table-cell/>
          <table:table-cell office:value-type="float" office:value="0.0407269" calcext:value-type="float">
            <text:p>0.0407269</text:p>
          </table:table-cell>
          <table:table-cell office:value-type="float" office:value="0.038064" calcext:value-type="float">
            <text:p>0.038064</text:p>
          </table:table-cell>
          <table:table-cell table:formula="of:=[.D20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21]-[.B21])*([.D21]-[.B21])" office:value-type="float" office:value="0.0000859903836100001" calcext:value-type="float">
            <text:p>8.59903836100001E-05</text:p>
          </table:table-cell>
          <table:table-cell table:formula="of:=([.D21]-[.C21])*([.D21]-[.C21])" office:value-type="float" office:value="0.000142468096" calcext:value-type="float">
            <text:p>0.0001424681</text:p>
          </table:table-cell>
        </table:table-row>
        <table:table-row table:style-name="ro2">
          <table:table-cell/>
          <table:table-cell office:value-type="float" office:value="0.0452012" calcext:value-type="float">
            <text:p>0.0452012</text:p>
          </table:table-cell>
          <table:table-cell office:value-type="float" office:value="0.0376356" calcext:value-type="float">
            <text:p>0.0376356</text:p>
          </table:table-cell>
          <table:table-cell table:formula="of:=[.D21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22]-[.B22])*([.D22]-[.B22])" office:value-type="float" office:value="0.0000230284814400001" calcext:value-type="float">
            <text:p>2.30284814400001E-05</text:p>
          </table:table-cell>
          <table:table-cell table:formula="of:=([.D22]-[.C22])*([.D22]-[.C22])" office:value-type="float" office:value="0.00015287838736" calcext:value-type="float">
            <text:p>0.0001528784</text:p>
          </table:table-cell>
        </table:table-row>
        <table:table-row table:style-name="ro2">
          <table:table-cell/>
          <table:table-cell office:value-type="float" office:value="0.0383943" calcext:value-type="float">
            <text:p>0.0383943</text:p>
          </table:table-cell>
          <table:table-cell office:value-type="float" office:value="0.0379536" calcext:value-type="float">
            <text:p>0.0379536</text:p>
          </table:table-cell>
          <table:table-cell table:formula="of:=[.D22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23]-[.B23])*([.D23]-[.B23])" office:value-type="float" office:value="0.00013469227249" calcext:value-type="float">
            <text:p>0.0001346923</text:p>
          </table:table-cell>
          <table:table-cell table:formula="of:=([.D23]-[.C23])*([.D23]-[.C23])" office:value-type="float" office:value="0.00014511575296" calcext:value-type="float">
            <text:p>0.0001451158</text:p>
          </table:table-cell>
        </table:table-row>
        <table:table-row table:style-name="ro2">
          <table:table-cell/>
          <table:table-cell office:value-type="float" office:value="0.0407269" calcext:value-type="float">
            <text:p>0.0407269</text:p>
          </table:table-cell>
          <table:table-cell office:value-type="float" office:value="0.038363" calcext:value-type="float">
            <text:p>0.038363</text:p>
          </table:table-cell>
          <table:table-cell table:formula="of:=[.D23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24]-[.B24])*([.D24]-[.B24])" office:value-type="float" office:value="0.0000859903836100001" calcext:value-type="float">
            <text:p>8.59903836100001E-05</text:p>
          </table:table-cell>
          <table:table-cell table:formula="of:=([.D24]-[.C24])*([.D24]-[.C24])" office:value-type="float" office:value="0.000135419769" calcext:value-type="float">
            <text:p>0.0001354198</text:p>
          </table:table-cell>
        </table:table-row>
        <table:table-row table:style-name="ro2">
          <table:table-cell/>
          <table:table-cell office:value-type="float" office:value="0.0437521" calcext:value-type="float">
            <text:p>0.0437521</text:p>
          </table:table-cell>
          <table:table-cell office:value-type="float" office:value="0.0376356" calcext:value-type="float">
            <text:p>0.0376356</text:p>
          </table:table-cell>
          <table:table-cell table:formula="of:=[.D24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25]-[.B25])*([.D25]-[.B25])" office:value-type="float" office:value="0.0000390362544100001" calcext:value-type="float">
            <text:p>3.90362544100001E-05</text:p>
          </table:table-cell>
          <table:table-cell table:formula="of:=([.D25]-[.C25])*([.D25]-[.C25])" office:value-type="float" office:value="0.00015287838736" calcext:value-type="float">
            <text:p>0.0001528784</text:p>
          </table:table-cell>
        </table:table-row>
        <table:table-row table:style-name="ro2">
          <table:table-cell/>
          <table:table-cell office:value-type="float" office:value="0.0429466" calcext:value-type="float">
            <text:p>0.0429466</text:p>
          </table:table-cell>
          <table:table-cell office:value-type="float" office:value="0.0411617" calcext:value-type="float">
            <text:p>0.0411617</text:p>
          </table:table-cell>
          <table:table-cell table:formula="of:=[.D25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26]-[.B26])*([.D26]-[.B26])" office:value-type="float" office:value="0.00004975045156" calcext:value-type="float">
            <text:p>4.975045156E-05</text:p>
          </table:table-cell>
          <table:table-cell table:formula="of:=([.D26]-[.C26])*([.D26]-[.C26])" office:value-type="float" office:value="0.0000781155468900001" calcext:value-type="float">
            <text:p>7.81155468900001E-05</text:p>
          </table:table-cell>
        </table:table-row>
        <table:table-row table:style-name="ro2">
          <table:table-cell/>
          <table:table-cell office:value-type="float" office:value="0.0407255" calcext:value-type="float">
            <text:p>0.0407255</text:p>
          </table:table-cell>
          <table:table-cell office:value-type="float" office:value="0.037927" calcext:value-type="float">
            <text:p>0.037927</text:p>
          </table:table-cell>
          <table:table-cell table:formula="of:=[.D26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27]-[.B27])*([.D27]-[.B27])" office:value-type="float" office:value="0.0000860163502500001" calcext:value-type="float">
            <text:p>8.60163502500001E-05</text:p>
          </table:table-cell>
          <table:table-cell table:formula="of:=([.D27]-[.C27])*([.D27]-[.C27])" office:value-type="float" office:value="0.000145757329" calcext:value-type="float">
            <text:p>0.0001457573</text:p>
          </table:table-cell>
        </table:table-row>
        <table:table-row table:style-name="ro2">
          <table:table-cell/>
          <table:table-cell office:value-type="float" office:value="0.0422901" calcext:value-type="float">
            <text:p>0.0422901</text:p>
          </table:table-cell>
          <table:table-cell office:value-type="float" office:value="0.0429444" calcext:value-type="float">
            <text:p>0.0429444</text:p>
          </table:table-cell>
          <table:table-cell table:formula="of:=[.D27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28]-[.B28])*([.D28]-[.B28])" office:value-type="float" office:value="0.0000594425580100001" calcext:value-type="float">
            <text:p>5.94425580100001E-05</text:p>
          </table:table-cell>
          <table:table-cell table:formula="of:=([.D28]-[.C28])*([.D28]-[.C28])" office:value-type="float" office:value="0.00004978149136" calcext:value-type="float">
            <text:p>4.978149136E-05</text:p>
          </table:table-cell>
        </table:table-row>
        <table:table-row table:style-name="ro2">
          <table:table-cell/>
          <table:table-cell office:value-type="float" office:value="0.0438668" calcext:value-type="float">
            <text:p>0.0438668</text:p>
          </table:table-cell>
          <table:table-cell office:value-type="float" office:value="0.0422206" calcext:value-type="float">
            <text:p>0.0422206</text:p>
          </table:table-cell>
          <table:table-cell table:formula="of:=[.D28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29]-[.B29])*([.D29]-[.B29])" office:value-type="float" office:value="0.0000376161422400001" calcext:value-type="float">
            <text:p>3.76161422400001E-05</text:p>
          </table:table-cell>
          <table:table-cell table:formula="of:=([.D29]-[.C29])*([.D29]-[.C29])" office:value-type="float" office:value="0.0000605190643600001" calcext:value-type="float">
            <text:p>6.05190643600001E-05</text:p>
          </table:table-cell>
        </table:table-row>
        <table:table-row table:style-name="ro2">
          <table:table-cell/>
          <table:table-cell office:value-type="float" office:value="0.0355482" calcext:value-type="float">
            <text:p>0.0355482</text:p>
          </table:table-cell>
          <table:table-cell office:value-type="float" office:value="0.0407313" calcext:value-type="float">
            <text:p>0.0407313</text:p>
          </table:table-cell>
          <table:table-cell table:formula="of:=[.D29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30]-[.B30])*([.D30]-[.B30])" office:value-type="float" office:value="0.00020885452324" calcext:value-type="float">
            <text:p>0.0002088545</text:p>
          </table:table-cell>
          <table:table-cell table:formula="of:=([.D30]-[.C30])*([.D30]-[.C30])" office:value-type="float" office:value="0.0000859087996900001" calcext:value-type="float">
            <text:p>8.59087996900001E-05</text:p>
          </table:table-cell>
        </table:table-row>
        <table:table-row table:style-name="ro2">
          <table:table-cell/>
          <table:table-cell office:value-type="float" office:value="0.0373471" calcext:value-type="float">
            <text:p>0.0373471</text:p>
          </table:table-cell>
          <table:table-cell office:value-type="float" office:value="0.0398778" calcext:value-type="float">
            <text:p>0.0398778</text:p>
          </table:table-cell>
          <table:table-cell table:formula="of:=[.D30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31]-[.B31])*([.D31]-[.B31])" office:value-type="float" office:value="0.00016009587841" calcext:value-type="float">
            <text:p>0.0001600959</text:p>
          </table:table-cell>
          <table:table-cell table:formula="of:=([.D31]-[.C31])*([.D31]-[.C31])" office:value-type="float" office:value="0.00010245893284" calcext:value-type="float">
            <text:p>0.0001024589</text:p>
          </table:table-cell>
        </table:table-row>
        <table:table-row table:style-name="ro2">
          <table:table-cell/>
          <table:table-cell office:value-type="float" office:value="0.0385068" calcext:value-type="float">
            <text:p>0.0385068</text:p>
          </table:table-cell>
          <table:table-cell office:value-type="float" office:value="0.0427839" calcext:value-type="float">
            <text:p>0.0427839</text:p>
          </table:table-cell>
          <table:table-cell table:formula="of:=[.D31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32]-[.B32])*([.D32]-[.B32])" office:value-type="float" office:value="0.00013209364624" calcext:value-type="float">
            <text:p>0.0001320936</text:p>
          </table:table-cell>
          <table:table-cell table:formula="of:=([.D32]-[.C32])*([.D32]-[.C32])" office:value-type="float" office:value="0.00005207209921" calcext:value-type="float">
            <text:p>5.207209921E-05</text:p>
          </table:table-cell>
        </table:table-row>
        <table:table-row table:style-name="ro2">
          <table:table-cell/>
          <table:table-cell office:value-type="float" office:value="0.0400466" calcext:value-type="float">
            <text:p>0.0400466</text:p>
          </table:table-cell>
          <table:table-cell office:value-type="float" office:value="0.0372331" calcext:value-type="float">
            <text:p>0.0372331</text:p>
          </table:table-cell>
          <table:table-cell table:formula="of:=[.D32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33]-[.B33])*([.D33]-[.B33])" office:value-type="float" office:value="0.00009907017156" calcext:value-type="float">
            <text:p>9.907017156E-05</text:p>
          </table:table-cell>
          <table:table-cell table:formula="of:=([.D33]-[.C33])*([.D33]-[.C33])" office:value-type="float" office:value="0.00016299373561" calcext:value-type="float">
            <text:p>0.0001629937</text:p>
          </table:table-cell>
        </table:table-row>
        <table:table-row table:style-name="ro2">
          <table:table-cell/>
          <table:table-cell office:value-type="float" office:value="0.0370634" calcext:value-type="float">
            <text:p>0.0370634</text:p>
          </table:table-cell>
          <table:table-cell office:value-type="float" office:value="0.0376436" calcext:value-type="float">
            <text:p>0.0376436</text:p>
          </table:table-cell>
          <table:table-cell table:formula="of:=[.D33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34]-[.B34])*([.D34]-[.B34])" office:value-type="float" office:value="0.00016735561956" calcext:value-type="float">
            <text:p>0.0001673556</text:p>
          </table:table-cell>
          <table:table-cell table:formula="of:=([.D34]-[.C34])*([.D34]-[.C34])" office:value-type="float" office:value="0.00015268062096" calcext:value-type="float">
            <text:p>0.0001526806</text:p>
          </table:table-cell>
        </table:table-row>
        <table:table-row table:style-name="ro2">
          <table:table-cell/>
          <table:table-cell office:value-type="float" office:value="0.0367024" calcext:value-type="float">
            <text:p>0.0367024</text:p>
          </table:table-cell>
          <table:table-cell office:value-type="float" office:value="0.0422161" calcext:value-type="float">
            <text:p>0.0422161</text:p>
          </table:table-cell>
          <table:table-cell table:formula="of:=[.D34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35]-[.B35])*([.D35]-[.B35])" office:value-type="float" office:value="0.00017682616576" calcext:value-type="float">
            <text:p>0.0001768262</text:p>
          </table:table-cell>
          <table:table-cell table:formula="of:=([.D35]-[.C35])*([.D35]-[.C35])" office:value-type="float" office:value="0.00006058909921" calcext:value-type="float">
            <text:p>6.058909921E-05</text:p>
          </table:table-cell>
        </table:table-row>
        <table:table-row table:style-name="ro2">
          <table:table-cell/>
          <table:table-cell office:value-type="float" office:value="0.0416915" calcext:value-type="float">
            <text:p>0.0416915</text:p>
          </table:table-cell>
          <table:table-cell office:value-type="float" office:value="0.0446767" calcext:value-type="float">
            <text:p>0.0446767</text:p>
          </table:table-cell>
          <table:table-cell table:formula="of:=[.D35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36]-[.B36])*([.D36]-[.B36])" office:value-type="float" office:value="0.0000690311722500001" calcext:value-type="float">
            <text:p>6.90311722500001E-05</text:p>
          </table:table-cell>
          <table:table-cell table:formula="of:=([.D36]-[.C36])*([.D36]-[.C36])" office:value-type="float" office:value="0.00002833752289" calcext:value-type="float">
            <text:p>2.833752289E-05</text:p>
          </table:table-cell>
        </table:table-row>
        <table:table-row table:style-name="ro2">
          <table:table-cell/>
          <table:table-cell office:value-type="float" office:value="0.0385165" calcext:value-type="float">
            <text:p>0.0385165</text:p>
          </table:table-cell>
          <table:table-cell office:value-type="float" office:value="0.0442674" calcext:value-type="float">
            <text:p>0.0442674</text:p>
          </table:table-cell>
          <table:table-cell table:formula="of:=[.D36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37]-[.B37])*([.D37]-[.B37])" office:value-type="float" office:value="0.00013187077225" calcext:value-type="float">
            <text:p>0.0001318708</text:p>
          </table:table-cell>
          <table:table-cell table:formula="of:=([.D37]-[.C37])*([.D37]-[.C37])" office:value-type="float" office:value="0.00003286270276" calcext:value-type="float">
            <text:p>3.286270276E-05</text:p>
          </table:table-cell>
        </table:table-row>
        <table:table-row table:style-name="ro2">
          <table:table-cell/>
          <table:table-cell office:value-type="float" office:value="0.0445536" calcext:value-type="float">
            <text:p>0.0445536</text:p>
          </table:table-cell>
          <table:table-cell office:value-type="float" office:value="0.0393119" calcext:value-type="float">
            <text:p>0.0393119</text:p>
          </table:table-cell>
          <table:table-cell table:formula="of:=[.D37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38]-[.B38])*([.D38]-[.B38])" office:value-type="float" office:value="0.00002966327296" calcext:value-type="float">
            <text:p>2.966327296E-05</text:p>
          </table:table-cell>
          <table:table-cell table:formula="of:=([.D38]-[.C38])*([.D38]-[.C38])" office:value-type="float" office:value="0.00011423548161" calcext:value-type="float">
            <text:p>0.0001142355</text:p>
          </table:table-cell>
        </table:table-row>
        <table:table-row table:style-name="ro2">
          <table:table-cell/>
          <table:table-cell office:value-type="float" office:value="0.0424906" calcext:value-type="float">
            <text:p>0.0424906</text:p>
          </table:table-cell>
          <table:table-cell office:value-type="float" office:value="0.0402353" calcext:value-type="float">
            <text:p>0.0402353</text:p>
          </table:table-cell>
          <table:table-cell table:formula="of:=[.D38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39]-[.B39])*([.D39]-[.B39])" office:value-type="float" office:value="0.0000563910883600001" calcext:value-type="float">
            <text:p>5.63910883600001E-05</text:p>
          </table:table-cell>
          <table:table-cell table:formula="of:=([.D39]-[.C39])*([.D39]-[.C39])" office:value-type="float" office:value="0.00009534936609" calcext:value-type="float">
            <text:p>9.534936609E-05</text:p>
          </table:table-cell>
        </table:table-row>
        <table:table-row table:style-name="ro2">
          <table:table-cell/>
          <table:table-cell office:value-type="float" office:value="0.0431407" calcext:value-type="float">
            <text:p>0.0431407</text:p>
          </table:table-cell>
          <table:table-cell office:value-type="float" office:value="0.040841" calcext:value-type="float">
            <text:p>0.040841</text:p>
          </table:table-cell>
          <table:table-cell table:formula="of:=[.D39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40]-[.B40])*([.D40]-[.B40])" office:value-type="float" office:value="0.0000470499964900001" calcext:value-type="float">
            <text:p>0.00004705</text:p>
          </table:table-cell>
          <table:table-cell table:formula="of:=([.D40]-[.C40])*([.D40]-[.C40])" office:value-type="float" office:value="0.0000838872810000001" calcext:value-type="float">
            <text:p>8.38872810000001E-05</text:p>
          </table:table-cell>
        </table:table-row>
        <table:table-row table:style-name="ro2">
          <table:table-cell/>
          <table:table-cell office:value-type="float" office:value="0.043106" calcext:value-type="float">
            <text:p>0.043106</text:p>
          </table:table-cell>
          <table:table-cell office:value-type="float" office:value="0.0393119" calcext:value-type="float">
            <text:p>0.0393119</text:p>
          </table:table-cell>
          <table:table-cell table:formula="of:=[.D40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41]-[.B41])*([.D41]-[.B41])" office:value-type="float" office:value="0.0000475272360000001" calcext:value-type="float">
            <text:p>4.75272360000001E-05</text:p>
          </table:table-cell>
          <table:table-cell table:formula="of:=([.D41]-[.C41])*([.D41]-[.C41])" office:value-type="float" office:value="0.00011423548161" calcext:value-type="float">
            <text:p>0.0001142355</text:p>
          </table:table-cell>
        </table:table-row>
        <table:table-row table:style-name="ro2">
          <table:table-cell/>
          <table:table-cell office:value-type="float" office:value="0.0379371" calcext:value-type="float">
            <text:p>0.0379371</text:p>
          </table:table-cell>
          <table:table-cell office:value-type="float" office:value="0.0402353" calcext:value-type="float">
            <text:p>0.0402353</text:p>
          </table:table-cell>
          <table:table-cell table:formula="of:=[.D41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42]-[.B42])*([.D42]-[.B42])" office:value-type="float" office:value="0.00014551355641" calcext:value-type="float">
            <text:p>0.0001455136</text:p>
          </table:table-cell>
          <table:table-cell table:formula="of:=([.D42]-[.C42])*([.D42]-[.C42])" office:value-type="float" office:value="0.00009534936609" calcext:value-type="float">
            <text:p>9.534936609E-05</text:p>
          </table:table-cell>
        </table:table-row>
        <table:table-row table:style-name="ro2">
          <table:table-cell/>
          <table:table-cell office:value-type="float" office:value="0.0404199" calcext:value-type="float">
            <text:p>0.0404199</text:p>
          </table:table-cell>
          <table:table-cell office:value-type="float" office:value="0.0364791" calcext:value-type="float">
            <text:p>0.0364791</text:p>
          </table:table-cell>
          <table:table-cell table:formula="of:=[.D42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43]-[.B43])*([.D43]-[.B43])" office:value-type="float" office:value="0.0000917783160100001" calcext:value-type="float">
            <text:p>9.17783160100001E-05</text:p>
          </table:table-cell>
          <table:table-cell table:formula="of:=([.D43]-[.C43])*([.D43]-[.C43])" office:value-type="float" office:value="0.00018281473681" calcext:value-type="float">
            <text:p>0.0001828147</text:p>
          </table:table-cell>
        </table:table-row>
        <table:table-row table:style-name="ro2">
          <table:table-cell/>
          <table:table-cell office:value-type="float" office:value="0.0379043" calcext:value-type="float">
            <text:p>0.0379043</text:p>
          </table:table-cell>
          <table:table-cell office:value-type="float" office:value="0.0466284" calcext:value-type="float">
            <text:p>0.0466284</text:p>
          </table:table-cell>
          <table:table-cell table:formula="of:=[.D43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44]-[.B44])*([.D44]-[.B44])" office:value-type="float" office:value="0.00014630595849" calcext:value-type="float">
            <text:p>0.000146306</text:p>
          </table:table-cell>
          <table:table-cell table:formula="of:=([.D44]-[.C44])*([.D44]-[.C44])" office:value-type="float" office:value="0.00001136768656" calcext:value-type="float">
            <text:p>1.136768656E-05</text:p>
          </table:table-cell>
        </table:table-row>
        <table:table-row table:style-name="ro2">
          <table:table-cell/>
          <table:table-cell office:value-type="float" office:value="0.0385107" calcext:value-type="float">
            <text:p>0.0385107</text:p>
          </table:table-cell>
          <table:table-cell office:value-type="float" office:value="0.0422119" calcext:value-type="float">
            <text:p>0.0422119</text:p>
          </table:table-cell>
          <table:table-cell table:formula="of:=[.D44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45]-[.B45])*([.D45]-[.B45])" office:value-type="float" office:value="0.00013200401449" calcext:value-type="float">
            <text:p>0.000132004</text:p>
          </table:table-cell>
          <table:table-cell table:formula="of:=([.D45]-[.C45])*([.D45]-[.C45])" office:value-type="float" office:value="0.0000606545016100001" calcext:value-type="float">
            <text:p>6.06545016100001E-05</text:p>
          </table:table-cell>
        </table:table-row>
        <table:table-row table:style-name="ro2">
          <table:table-cell/>
          <table:table-cell office:value-type="float" office:value="0.0455027" calcext:value-type="float">
            <text:p>0.0455027</text:p>
          </table:table-cell>
          <table:table-cell office:value-type="float" office:value="0.0445619" calcext:value-type="float">
            <text:p>0.0445619</text:p>
          </table:table-cell>
          <table:table-cell table:formula="of:=[.D45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46]-[.B46])*([.D46]-[.B46])" office:value-type="float" office:value="0.00002022570729" calcext:value-type="float">
            <text:p>2.022570729E-05</text:p>
          </table:table-cell>
          <table:table-cell table:formula="of:=([.D46]-[.C46])*([.D46]-[.C46])" office:value-type="float" office:value="0.0000295729316100001" calcext:value-type="float">
            <text:p>2.95729316100001E-05</text:p>
          </table:table-cell>
        </table:table-row>
        <table:table-row table:style-name="ro2">
          <table:table-cell/>
          <table:table-cell office:value-type="float" office:value="0.0395734" calcext:value-type="float">
            <text:p>0.0395734</text:p>
          </table:table-cell>
          <table:table-cell office:value-type="float" office:value="0.0379621" calcext:value-type="float">
            <text:p>0.0379621</text:p>
          </table:table-cell>
          <table:table-cell table:formula="of:=[.D46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47]-[.B47])*([.D47]-[.B47])" office:value-type="float" office:value="0.00010871398756" calcext:value-type="float">
            <text:p>0.000108714</text:p>
          </table:table-cell>
          <table:table-cell table:formula="of:=([.D47]-[.C47])*([.D47]-[.C47])" office:value-type="float" office:value="0.00014491103641" calcext:value-type="float">
            <text:p>0.000144911</text:p>
          </table:table-cell>
        </table:table-row>
        <table:table-row table:style-name="ro2">
          <table:table-cell/>
          <table:table-cell office:value-type="float" office:value="0.038064" calcext:value-type="float">
            <text:p>0.038064</text:p>
          </table:table-cell>
          <table:table-cell office:value-type="float" office:value="0.0400032" calcext:value-type="float">
            <text:p>0.0400032</text:p>
          </table:table-cell>
          <table:table-cell table:formula="of:=[.D47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48]-[.B48])*([.D48]-[.B48])" office:value-type="float" office:value="0.000142468096" calcext:value-type="float">
            <text:p>0.0001424681</text:p>
          </table:table-cell>
          <table:table-cell table:formula="of:=([.D48]-[.C48])*([.D48]-[.C48])" office:value-type="float" office:value="0.0000999360102400001" calcext:value-type="float">
            <text:p>0.000099936</text:p>
          </table:table-cell>
        </table:table-row>
        <table:table-row table:style-name="ro2">
          <table:table-cell/>
          <table:table-cell office:value-type="float" office:value="0.040341" calcext:value-type="float">
            <text:p>0.040341</text:p>
          </table:table-cell>
          <table:table-cell office:value-type="float" office:value="0.0369691" calcext:value-type="float">
            <text:p>0.0369691</text:p>
          </table:table-cell>
          <table:table-cell table:formula="of:=[.D48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49]-[.B49])*([.D49]-[.B49])" office:value-type="float" office:value="0.0000932962810000001" calcext:value-type="float">
            <text:p>9.32962810000001E-05</text:p>
          </table:table-cell>
          <table:table-cell table:formula="of:=([.D49]-[.C49])*([.D49]-[.C49])" office:value-type="float" office:value="0.00016980435481" calcext:value-type="float">
            <text:p>0.0001698044</text:p>
          </table:table-cell>
        </table:table-row>
        <table:table-row table:style-name="ro2">
          <table:table-cell/>
          <table:table-cell office:value-type="float" office:value="0.0431046" calcext:value-type="float">
            <text:p>0.0431046</text:p>
          </table:table-cell>
          <table:table-cell office:value-type="float" office:value="0.0379621" calcext:value-type="float">
            <text:p>0.0379621</text:p>
          </table:table-cell>
          <table:table-cell table:formula="of:=[.D49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50]-[.B50])*([.D50]-[.B50])" office:value-type="float" office:value="0.00004754654116" calcext:value-type="float">
            <text:p>4.754654116E-05</text:p>
          </table:table-cell>
          <table:table-cell table:formula="of:=([.D50]-[.C50])*([.D50]-[.C50])" office:value-type="float" office:value="0.00014491103641" calcext:value-type="float">
            <text:p>0.000144911</text:p>
          </table:table-cell>
        </table:table-row>
        <table:table-row table:style-name="ro2">
          <table:table-cell/>
          <table:table-cell office:value-type="float" office:value="0.0392819" calcext:value-type="float">
            <text:p>0.0392819</text:p>
          </table:table-cell>
          <table:table-cell office:value-type="float" office:value="0.0400032" calcext:value-type="float">
            <text:p>0.0400032</text:p>
          </table:table-cell>
          <table:table-cell table:formula="of:=[.D50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51]-[.B51])*([.D51]-[.B51])" office:value-type="float" office:value="0.00011487766761" calcext:value-type="float">
            <text:p>0.0001148777</text:p>
          </table:table-cell>
          <table:table-cell table:formula="of:=([.D51]-[.C51])*([.D51]-[.C51])" office:value-type="float" office:value="0.0000999360102400001" calcext:value-type="float">
            <text:p>0.000099936</text:p>
          </table:table-cell>
        </table:table-row>
        <table:table-row table:style-name="ro2">
          <table:table-cell/>
          <table:table-cell office:value-type="float" office:value="0.0417901" calcext:value-type="float">
            <text:p>0.0417901</text:p>
          </table:table-cell>
          <table:table-cell office:value-type="float" office:value="0.0407327" calcext:value-type="float">
            <text:p>0.0407327</text:p>
          </table:table-cell>
          <table:table-cell table:formula="of:=[.D51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52]-[.B52])*([.D52]-[.B52])" office:value-type="float" office:value="0.0000674024580100001" calcext:value-type="float">
            <text:p>6.74024580100001E-05</text:p>
          </table:table-cell>
          <table:table-cell table:formula="of:=([.D52]-[.C52])*([.D52]-[.C52])" office:value-type="float" office:value="0.0000858828492900001" calcext:value-type="float">
            <text:p>8.58828492900001E-05</text:p>
          </table:table-cell>
        </table:table-row>
        <table:table-row table:style-name="ro2">
          <table:table-cell/>
          <table:table-cell office:value-type="float" office:value="0.0366145" calcext:value-type="float">
            <text:p>0.0366145</text:p>
          </table:table-cell>
          <table:table-cell office:value-type="float" office:value="0.0393077" calcext:value-type="float">
            <text:p>0.0393077</text:p>
          </table:table-cell>
          <table:table-cell table:formula="of:=[.D52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53]-[.B53])*([.D53]-[.B53])" office:value-type="float" office:value="0.00017917161025" calcext:value-type="float">
            <text:p>0.0001791716</text:p>
          </table:table-cell>
          <table:table-cell table:formula="of:=([.D53]-[.C53])*([.D53]-[.C53])" office:value-type="float" office:value="0.00011432527929" calcext:value-type="float">
            <text:p>0.0001143253</text:p>
          </table:table-cell>
        </table:table-row>
        <table:table-row table:style-name="ro2">
          <table:table-cell/>
          <table:table-cell office:value-type="float" office:value="0.0407285" calcext:value-type="float">
            <text:p>0.0407285</text:p>
          </table:table-cell>
          <table:table-cell office:value-type="float" office:value="0.0400032" calcext:value-type="float">
            <text:p>0.0400032</text:p>
          </table:table-cell>
          <table:table-cell table:formula="of:=[.D53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54]-[.B54])*([.D54]-[.B54])" office:value-type="float" office:value="0.00008596071225" calcext:value-type="float">
            <text:p>8.596071225E-05</text:p>
          </table:table-cell>
          <table:table-cell table:formula="of:=([.D54]-[.C54])*([.D54]-[.C54])" office:value-type="float" office:value="0.0000999360102400001" calcext:value-type="float">
            <text:p>0.000099936</text:p>
          </table:table-cell>
        </table:table-row>
        <table:table-row table:style-name="ro2">
          <table:table-cell/>
          <table:table-cell office:value-type="float" office:value="0.0417901" calcext:value-type="float">
            <text:p>0.0417901</text:p>
          </table:table-cell>
          <table:table-cell office:value-type="float" office:value="0.0407327" calcext:value-type="float">
            <text:p>0.0407327</text:p>
          </table:table-cell>
          <table:table-cell table:formula="of:=[.D54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55]-[.B55])*([.D55]-[.B55])" office:value-type="float" office:value="0.0000674024580100001" calcext:value-type="float">
            <text:p>6.74024580100001E-05</text:p>
          </table:table-cell>
          <table:table-cell table:formula="of:=([.D55]-[.C55])*([.D55]-[.C55])" office:value-type="float" office:value="0.0000858828492900001" calcext:value-type="float">
            <text:p>8.58828492900001E-05</text:p>
          </table:table-cell>
        </table:table-row>
        <table:table-row table:style-name="ro2">
          <table:table-cell/>
          <table:table-cell office:value-type="float" office:value="0.0365089" calcext:value-type="float">
            <text:p>0.0365089</text:p>
          </table:table-cell>
          <table:table-cell office:value-type="float" office:value="0.0444293" calcext:value-type="float">
            <text:p>0.0444293</text:p>
          </table:table-cell>
          <table:table-cell table:formula="of:=[.D55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56]-[.B56])*([.D56]-[.B56])" office:value-type="float" office:value="0.00018200977921" calcext:value-type="float">
            <text:p>0.0001820098</text:p>
          </table:table-cell>
          <table:table-cell table:formula="of:=([.D56]-[.C56])*([.D56]-[.C56])" office:value-type="float" office:value="0.0000310326984900001" calcext:value-type="float">
            <text:p>3.10326984900001E-05</text:p>
          </table:table-cell>
        </table:table-row>
        <table:table-row table:style-name="ro2">
          <table:table-cell/>
          <table:table-cell office:value-type="float" office:value="0.0369096" calcext:value-type="float">
            <text:p>0.0369096</text:p>
          </table:table-cell>
          <table:table-cell office:value-type="float" office:value="0.0420223" calcext:value-type="float">
            <text:p>0.0420223</text:p>
          </table:table-cell>
          <table:table-cell table:formula="of:=[.D56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57]-[.B57])*([.D57]-[.B57])" office:value-type="float" office:value="0.00017135857216" calcext:value-type="float">
            <text:p>0.0001713586</text:p>
          </table:table-cell>
          <table:table-cell table:formula="of:=([.D57]-[.C57])*([.D57]-[.C57])" office:value-type="float" office:value="0.0000636436972900001" calcext:value-type="float">
            <text:p>6.36436972900001E-05</text:p>
          </table:table-cell>
        </table:table-row>
        <table:table-row table:style-name="ro2">
          <table:table-cell/>
          <table:table-cell office:value-type="float" office:value="0.0405729" calcext:value-type="float">
            <text:p>0.0405729</text:p>
          </table:table-cell>
          <table:table-cell office:value-type="float" office:value="0.0405722" calcext:value-type="float">
            <text:p>0.0405722</text:p>
          </table:table-cell>
          <table:table-cell table:formula="of:=[.D57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58]-[.B58])*([.D58]-[.B58])" office:value-type="float" office:value="0.0000888702144100001" calcext:value-type="float">
            <text:p>8.88702144100001E-05</text:p>
          </table:table-cell>
          <table:table-cell table:formula="of:=([.D58]-[.C58])*([.D58]-[.C58])" office:value-type="float" office:value="0.0000888834128400001" calcext:value-type="float">
            <text:p>8.88834128400001E-05</text:p>
          </table:table-cell>
        </table:table-row>
        <table:table-row table:style-name="ro2">
          <table:table-cell/>
          <table:table-cell office:value-type="float" office:value="0.0402271" calcext:value-type="float">
            <text:p>0.0402271</text:p>
          </table:table-cell>
          <table:table-cell office:value-type="float" office:value="0.0415712" calcext:value-type="float">
            <text:p>0.0415712</text:p>
          </table:table-cell>
          <table:table-cell table:formula="of:=[.D58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59]-[.B59])*([.D59]-[.B59])" office:value-type="float" office:value="0.0000955095744100001" calcext:value-type="float">
            <text:p>9.55095744100001E-05</text:p>
          </table:table-cell>
          <table:table-cell table:formula="of:=([.D59]-[.C59])*([.D59]-[.C59])" office:value-type="float" office:value="0.0000710446694400001" calcext:value-type="float">
            <text:p>7.10446694400001E-05</text:p>
          </table:table-cell>
        </table:table-row>
        <table:table-row table:style-name="ro2">
          <table:table-cell/>
          <table:table-cell office:value-type="float" office:value="0.0385238" calcext:value-type="float">
            <text:p>0.0385238</text:p>
          </table:table-cell>
          <table:table-cell office:value-type="float" office:value="0.0422987" calcext:value-type="float">
            <text:p>0.0422987</text:p>
          </table:table-cell>
          <table:table-cell table:formula="of:=[.D59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60]-[.B60])*([.D60]-[.B60])" office:value-type="float" office:value="0.00013170316644" calcext:value-type="float">
            <text:p>0.0001317032</text:p>
          </table:table-cell>
          <table:table-cell table:formula="of:=([.D60]-[.C60])*([.D60]-[.C60])" office:value-type="float" office:value="0.0000593100216900001" calcext:value-type="float">
            <text:p>0.00005931</text:p>
          </table:table-cell>
        </table:table-row>
        <table:table-row table:style-name="ro2">
          <table:table-cell/>
          <table:table-cell office:value-type="float" office:value="0.037792" calcext:value-type="float">
            <text:p>0.037792</text:p>
          </table:table-cell>
          <table:table-cell office:value-type="float" office:value="0.0445619" calcext:value-type="float">
            <text:p>0.0445619</text:p>
          </table:table-cell>
          <table:table-cell table:formula="of:=[.D60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61]-[.B61])*([.D61]-[.B61])" office:value-type="float" office:value="0.000149035264" calcext:value-type="float">
            <text:p>0.0001490353</text:p>
          </table:table-cell>
          <table:table-cell table:formula="of:=([.D61]-[.C61])*([.D61]-[.C61])" office:value-type="float" office:value="0.0000295729316100001" calcext:value-type="float">
            <text:p>2.95729316100001E-05</text:p>
          </table:table-cell>
        </table:table-row>
        <table:table-row table:style-name="ro2">
          <table:table-cell/>
          <table:table-cell office:value-type="float" office:value="0.0407383" calcext:value-type="float">
            <text:p>0.0407383</text:p>
          </table:table-cell>
          <table:table-cell office:value-type="float" office:value="0.0422164" calcext:value-type="float">
            <text:p>0.0422164</text:p>
          </table:table-cell>
          <table:table-cell table:formula="of:=[.D61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62]-[.B62])*([.D62]-[.B62])" office:value-type="float" office:value="0.0000857790868900001" calcext:value-type="float">
            <text:p>8.57790868900001E-05</text:p>
          </table:table-cell>
          <table:table-cell table:formula="of:=([.D62]-[.C62])*([.D62]-[.C62])" office:value-type="float" office:value="0.00006058442896" calcext:value-type="float">
            <text:p>6.058442896E-05</text:p>
          </table:table-cell>
        </table:table-row>
        <table:table-row table:style-name="ro2">
          <table:table-cell/>
          <table:table-cell office:value-type="float" office:value="0.0474517" calcext:value-type="float">
            <text:p>0.0474517</text:p>
          </table:table-cell>
          <table:table-cell office:value-type="float" office:value="0.0376356" calcext:value-type="float">
            <text:p>0.0376356</text:p>
          </table:table-cell>
          <table:table-cell table:formula="of:=[.D62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63]-[.B63])*([.D63]-[.B63])" office:value-type="float" office:value="0.00000649383289000002" calcext:value-type="float">
            <text:p>6.49383289000002E-06</text:p>
          </table:table-cell>
          <table:table-cell table:formula="of:=([.D63]-[.C63])*([.D63]-[.C63])" office:value-type="float" office:value="0.00015287838736" calcext:value-type="float">
            <text:p>0.0001528784</text:p>
          </table:table-cell>
        </table:table-row>
        <table:table-row table:style-name="ro2">
          <table:table-cell/>
          <table:table-cell office:value-type="float" office:value="0.0383943" calcext:value-type="float">
            <text:p>0.0383943</text:p>
          </table:table-cell>
          <table:table-cell office:value-type="float" office:value="0.0379536" calcext:value-type="float">
            <text:p>0.0379536</text:p>
          </table:table-cell>
          <table:table-cell table:formula="of:=[.D63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64]-[.B64])*([.D64]-[.B64])" office:value-type="float" office:value="0.00013469227249" calcext:value-type="float">
            <text:p>0.0001346923</text:p>
          </table:table-cell>
          <table:table-cell table:formula="of:=([.D64]-[.C64])*([.D64]-[.C64])" office:value-type="float" office:value="0.00014511575296" calcext:value-type="float">
            <text:p>0.0001451158</text:p>
          </table:table-cell>
        </table:table-row>
        <table:table-row table:style-name="ro2">
          <table:table-cell/>
          <table:table-cell office:value-type="float" office:value="0.0407269" calcext:value-type="float">
            <text:p>0.0407269</text:p>
          </table:table-cell>
          <table:table-cell office:value-type="float" office:value="0.038064" calcext:value-type="float">
            <text:p>0.038064</text:p>
          </table:table-cell>
          <table:table-cell table:formula="of:=[.D64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65]-[.B65])*([.D65]-[.B65])" office:value-type="float" office:value="0.0000859903836100001" calcext:value-type="float">
            <text:p>8.59903836100001E-05</text:p>
          </table:table-cell>
          <table:table-cell table:formula="of:=([.D65]-[.C65])*([.D65]-[.C65])" office:value-type="float" office:value="0.000142468096" calcext:value-type="float">
            <text:p>0.0001424681</text:p>
          </table:table-cell>
        </table:table-row>
        <table:table-row table:style-name="ro2">
          <table:table-cell/>
          <table:table-cell office:value-type="float" office:value="0.0422901" calcext:value-type="float">
            <text:p>0.0422901</text:p>
          </table:table-cell>
          <table:table-cell office:value-type="float" office:value="0.0429444" calcext:value-type="float">
            <text:p>0.0429444</text:p>
          </table:table-cell>
          <table:table-cell table:formula="of:=[.D65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66]-[.B66])*([.D66]-[.B66])" office:value-type="float" office:value="0.0000594425580100001" calcext:value-type="float">
            <text:p>5.94425580100001E-05</text:p>
          </table:table-cell>
          <table:table-cell table:formula="of:=([.D66]-[.C66])*([.D66]-[.C66])" office:value-type="float" office:value="0.00004978149136" calcext:value-type="float">
            <text:p>4.978149136E-05</text:p>
          </table:table-cell>
        </table:table-row>
        <table:table-row table:style-name="ro2">
          <table:table-cell/>
          <table:table-cell office:value-type="float" office:value="0.0423628" calcext:value-type="float">
            <text:p>0.0423628</text:p>
          </table:table-cell>
          <table:table-cell office:value-type="float" office:value="0.0411617" calcext:value-type="float">
            <text:p>0.0411617</text:p>
          </table:table-cell>
          <table:table-cell table:formula="of:=[.D66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67]-[.B67])*([.D67]-[.B67])" office:value-type="float" office:value="0.0000583268238400001" calcext:value-type="float">
            <text:p>5.83268238400001E-05</text:p>
          </table:table-cell>
          <table:table-cell table:formula="of:=([.D67]-[.C67])*([.D67]-[.C67])" office:value-type="float" office:value="0.0000781155468900001" calcext:value-type="float">
            <text:p>7.81155468900001E-05</text:p>
          </table:table-cell>
        </table:table-row>
        <table:table-row table:style-name="ro2">
          <table:table-cell/>
          <table:table-cell office:value-type="float" office:value="0.0391203" calcext:value-type="float">
            <text:p>0.0391203</text:p>
          </table:table-cell>
          <table:table-cell office:value-type="float" office:value="0.038363" calcext:value-type="float">
            <text:p>0.038363</text:p>
          </table:table-cell>
          <table:table-cell table:formula="of:=[.D67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68]-[.B68])*([.D68]-[.B68])" office:value-type="float" office:value="0.00011836787209" calcext:value-type="float">
            <text:p>0.0001183679</text:p>
          </table:table-cell>
          <table:table-cell table:formula="of:=([.D68]-[.C68])*([.D68]-[.C68])" office:value-type="float" office:value="0.000135419769" calcext:value-type="float">
            <text:p>0.0001354198</text:p>
          </table:table-cell>
        </table:table-row>
        <table:table-row table:style-name="ro2">
          <table:table-cell/>
          <table:table-cell office:value-type="float" office:value="0.0422901" calcext:value-type="float">
            <text:p>0.0422901</text:p>
          </table:table-cell>
          <table:table-cell office:value-type="float" office:value="0.0429444" calcext:value-type="float">
            <text:p>0.0429444</text:p>
          </table:table-cell>
          <table:table-cell table:formula="of:=[.D68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69]-[.B69])*([.D69]-[.B69])" office:value-type="float" office:value="0.0000594425580100001" calcext:value-type="float">
            <text:p>5.94425580100001E-05</text:p>
          </table:table-cell>
          <table:table-cell table:formula="of:=([.D69]-[.C69])*([.D69]-[.C69])" office:value-type="float" office:value="0.00004978149136" calcext:value-type="float">
            <text:p>4.978149136E-05</text:p>
          </table:table-cell>
        </table:table-row>
        <table:table-row table:style-name="ro2">
          <table:table-cell/>
          <table:table-cell office:value-type="float" office:value="0.0431892" calcext:value-type="float">
            <text:p>0.0431892</text:p>
          </table:table-cell>
          <table:table-cell office:value-type="float" office:value="0.0451629" calcext:value-type="float">
            <text:p>0.0451629</text:p>
          </table:table-cell>
          <table:table-cell table:formula="of:=[.D69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70]-[.B70])*([.D70]-[.B70])" office:value-type="float" office:value="0.0000463869966400001" calcext:value-type="float">
            <text:p>0.000046387</text:p>
          </table:table-cell>
          <table:table-cell table:formula="of:=([.D70]-[.C70])*([.D70]-[.C70])" office:value-type="float" office:value="0.00002339753641" calcext:value-type="float">
            <text:p>2.339753641E-05</text:p>
          </table:table-cell>
        </table:table-row>
        <table:table-row table:style-name="ro2">
          <table:table-cell/>
          <table:table-cell office:value-type="float" office:value="0.0393119" calcext:value-type="float">
            <text:p>0.0393119</text:p>
          </table:table-cell>
          <table:table-cell office:value-type="float" office:value="0.0408507" calcext:value-type="float">
            <text:p>0.0408507</text:p>
          </table:table-cell>
          <table:table-cell table:formula="of:=[.D70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71]-[.B71])*([.D71]-[.B71])" office:value-type="float" office:value="0.00011423548161" calcext:value-type="float">
            <text:p>0.0001142355</text:p>
          </table:table-cell>
          <table:table-cell table:formula="of:=([.D71]-[.C71])*([.D71]-[.C71])" office:value-type="float" office:value="0.0000837096904900001" calcext:value-type="float">
            <text:p>8.37096904900001E-05</text:p>
          </table:table-cell>
        </table:table-row>
        <table:table-row table:style-name="ro2">
          <table:table-cell/>
          <table:table-cell office:value-type="float" office:value="0.0402353" calcext:value-type="float">
            <text:p>0.0402353</text:p>
          </table:table-cell>
          <table:table-cell office:value-type="float" office:value="0.0393944" calcext:value-type="float">
            <text:p>0.0393944</text:p>
          </table:table-cell>
          <table:table-cell table:formula="of:=[.D71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72]-[.B72])*([.D72]-[.B72])" office:value-type="float" office:value="0.00009534936609" calcext:value-type="float">
            <text:p>9.534936609E-05</text:p>
          </table:table-cell>
          <table:table-cell table:formula="of:=([.D72]-[.C72])*([.D72]-[.C72])" office:value-type="float" office:value="0.00011247875136" calcext:value-type="float">
            <text:p>0.0001124788</text:p>
          </table:table-cell>
        </table:table-row>
        <table:table-row table:style-name="ro2">
          <table:table-cell/>
          <table:table-cell office:value-type="float" office:value="0.0364791" calcext:value-type="float">
            <text:p>0.0364791</text:p>
          </table:table-cell>
          <table:table-cell office:value-type="float" office:value="0.0408788" calcext:value-type="float">
            <text:p>0.0408788</text:p>
          </table:table-cell>
          <table:table-cell table:formula="of:=[.D72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73]-[.B73])*([.D73]-[.B73])" office:value-type="float" office:value="0.00018281473681" calcext:value-type="float">
            <text:p>0.0001828147</text:p>
          </table:table-cell>
          <table:table-cell table:formula="of:=([.D73]-[.C73])*([.D73]-[.C73])" office:value-type="float" office:value="0.0000831962894400001" calcext:value-type="float">
            <text:p>8.31962894400001E-05</text:p>
          </table:table-cell>
        </table:table-row>
        <table:table-row table:style-name="ro2">
          <table:table-cell/>
          <table:table-cell office:value-type="float" office:value="0.0413433" calcext:value-type="float">
            <text:p>0.0413433</text:p>
          </table:table-cell>
          <table:table-cell office:value-type="float" office:value="0.0402353" calcext:value-type="float">
            <text:p>0.0402353</text:p>
          </table:table-cell>
          <table:table-cell table:formula="of:=[.D73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74]-[.B74])*([.D74]-[.B74])" office:value-type="float" office:value="0.00007493845489" calcext:value-type="float">
            <text:p>7.493845489E-05</text:p>
          </table:table-cell>
          <table:table-cell table:formula="of:=([.D74]-[.C74])*([.D74]-[.C74])" office:value-type="float" office:value="0.00009534936609" calcext:value-type="float">
            <text:p>9.534936609E-05</text:p>
          </table:table-cell>
        </table:table-row>
        <table:table-row table:style-name="ro2">
          <table:table-cell/>
          <table:table-cell office:value-type="float" office:value="0.0373471" calcext:value-type="float">
            <text:p>0.0373471</text:p>
          </table:table-cell>
          <table:table-cell office:value-type="float" office:value="0.0398778" calcext:value-type="float">
            <text:p>0.0398778</text:p>
          </table:table-cell>
          <table:table-cell table:formula="of:=[.D74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75]-[.B75])*([.D75]-[.B75])" office:value-type="float" office:value="0.00016009587841" calcext:value-type="float">
            <text:p>0.0001600959</text:p>
          </table:table-cell>
          <table:table-cell table:formula="of:=([.D75]-[.C75])*([.D75]-[.C75])" office:value-type="float" office:value="0.00010245893284" calcext:value-type="float">
            <text:p>0.0001024589</text:p>
          </table:table-cell>
        </table:table-row>
        <table:table-row table:style-name="ro2">
          <table:table-cell/>
          <table:table-cell office:value-type="float" office:value="0.0366982" calcext:value-type="float">
            <text:p>0.0366982</text:p>
          </table:table-cell>
          <table:table-cell office:value-type="float" office:value="0.0422161" calcext:value-type="float">
            <text:p>0.0422161</text:p>
          </table:table-cell>
          <table:table-cell table:formula="of:=[.D75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76]-[.B76])*([.D76]-[.B76])" office:value-type="float" office:value="0.00017693788324" calcext:value-type="float">
            <text:p>0.0001769379</text:p>
          </table:table-cell>
          <table:table-cell table:formula="of:=([.D76]-[.C76])*([.D76]-[.C76])" office:value-type="float" office:value="0.00006058909921" calcext:value-type="float">
            <text:p>6.058909921E-05</text:p>
          </table:table-cell>
        </table:table-row>
        <table:table-row table:style-name="ro2">
          <table:table-cell/>
          <table:table-cell office:value-type="float" office:value="0.0400578" calcext:value-type="float">
            <text:p>0.0400578</text:p>
          </table:table-cell>
          <table:table-cell office:value-type="float" office:value="0.0372331" calcext:value-type="float">
            <text:p>0.0372331</text:p>
          </table:table-cell>
          <table:table-cell table:formula="of:=[.D76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77]-[.B77])*([.D77]-[.B77])" office:value-type="float" office:value="0.0000988473408400001" calcext:value-type="float">
            <text:p>9.88473408400001E-05</text:p>
          </table:table-cell>
          <table:table-cell table:formula="of:=([.D77]-[.C77])*([.D77]-[.C77])" office:value-type="float" office:value="0.00016299373561" calcext:value-type="float">
            <text:p>0.0001629937</text:p>
          </table:table-cell>
        </table:table-row>
        <table:table-row table:style-name="ro2">
          <table:table-cell/>
          <table:table-cell office:value-type="float" office:value="0.0402287" calcext:value-type="float">
            <text:p>0.0402287</text:p>
          </table:table-cell>
          <table:table-cell office:value-type="float" office:value="0.0376436" calcext:value-type="float">
            <text:p>0.0376436</text:p>
          </table:table-cell>
          <table:table-cell table:formula="of:=[.D77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78]-[.B78])*([.D78]-[.B78])" office:value-type="float" office:value="0.0000954783036900001" calcext:value-type="float">
            <text:p>9.54783036900001E-05</text:p>
          </table:table-cell>
          <table:table-cell table:formula="of:=([.D78]-[.C78])*([.D78]-[.C78])" office:value-type="float" office:value="0.00015268062096" calcext:value-type="float">
            <text:p>0.0001526806</text:p>
          </table:table-cell>
        </table:table-row>
        <table:table-row table:style-name="ro2">
          <table:table-cell/>
          <table:table-cell office:value-type="float" office:value="0.043106" calcext:value-type="float">
            <text:p>0.043106</text:p>
          </table:table-cell>
          <table:table-cell office:value-type="float" office:value="0.0407255" calcext:value-type="float">
            <text:p>0.0407255</text:p>
          </table:table-cell>
          <table:table-cell table:formula="of:=[.D78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79]-[.B79])*([.D79]-[.B79])" office:value-type="float" office:value="0.0000475272360000001" calcext:value-type="float">
            <text:p>4.75272360000001E-05</text:p>
          </table:table-cell>
          <table:table-cell table:formula="of:=([.D79]-[.C79])*([.D79]-[.C79])" office:value-type="float" office:value="0.0000860163502500001" calcext:value-type="float">
            <text:p>8.60163502500001E-05</text:p>
          </table:table-cell>
        </table:table-row>
        <table:table-row table:style-name="ro2">
          <table:table-cell/>
          <table:table-cell office:value-type="float" office:value="0.0379371" calcext:value-type="float">
            <text:p>0.0379371</text:p>
          </table:table-cell>
          <table:table-cell office:value-type="float" office:value="0.0379508" calcext:value-type="float">
            <text:p>0.0379508</text:p>
          </table:table-cell>
          <table:table-cell table:formula="of:=[.D79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80]-[.B80])*([.D80]-[.B80])" office:value-type="float" office:value="0.00014551355641" calcext:value-type="float">
            <text:p>0.0001455136</text:p>
          </table:table-cell>
          <table:table-cell table:formula="of:=([.D80]-[.C80])*([.D80]-[.C80])" office:value-type="float" office:value="0.00014518322064" calcext:value-type="float">
            <text:p>0.0001451832</text:p>
          </table:table-cell>
        </table:table-row>
        <table:table-row table:style-name="ro2">
          <table:table-cell/>
          <table:table-cell office:value-type="float" office:value="0.0370635" calcext:value-type="float">
            <text:p>0.0370635</text:p>
          </table:table-cell>
          <table:table-cell office:value-type="float" office:value="0.0443354" calcext:value-type="float">
            <text:p>0.0443354</text:p>
          </table:table-cell>
          <table:table-cell table:formula="of:=[.D80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81]-[.B81])*([.D81]-[.B81])" office:value-type="float" office:value="0.00016735303225" calcext:value-type="float">
            <text:p>0.000167353</text:p>
          </table:table-cell>
          <table:table-cell table:formula="of:=([.D81]-[.C81])*([.D81]-[.C81])" office:value-type="float" office:value="0.0000320876931600001" calcext:value-type="float">
            <text:p>3.20876931600001E-05</text:p>
          </table:table-cell>
        </table:table-row>
        <table:table-row table:style-name="ro2">
          <table:table-cell/>
          <table:table-cell office:value-type="float" office:value="0.0407327" calcext:value-type="float">
            <text:p>0.0407327</text:p>
          </table:table-cell>
          <table:table-cell office:value-type="float" office:value="0.038398" calcext:value-type="float">
            <text:p>0.038398</text:p>
          </table:table-cell>
          <table:table-cell table:formula="of:=[.D81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82]-[.B82])*([.D82]-[.B82])" office:value-type="float" office:value="0.0000858828492900001" calcext:value-type="float">
            <text:p>8.58828492900001E-05</text:p>
          </table:table-cell>
          <table:table-cell table:formula="of:=([.D82]-[.C82])*([.D82]-[.C82])" office:value-type="float" office:value="0.000134606404" calcext:value-type="float">
            <text:p>0.0001346064</text:p>
          </table:table-cell>
        </table:table-row>
        <table:table-row table:style-name="ro2">
          <table:table-cell/>
          <table:table-cell office:value-type="float" office:value="0.0379708" calcext:value-type="float">
            <text:p>0.0379708</text:p>
          </table:table-cell>
          <table:table-cell office:value-type="float" office:value="0.0408493" calcext:value-type="float">
            <text:p>0.0408493</text:p>
          </table:table-cell>
          <table:table-cell table:formula="of:=[.D82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83]-[.B83])*([.D83]-[.B83])" office:value-type="float" office:value="0.00014470165264" calcext:value-type="float">
            <text:p>0.0001447017</text:p>
          </table:table-cell>
          <table:table-cell table:formula="of:=([.D83]-[.C83])*([.D83]-[.C83])" office:value-type="float" office:value="0.0000837353104900001" calcext:value-type="float">
            <text:p>8.37353104900001E-05</text:p>
          </table:table-cell>
        </table:table-row>
        <table:table-row table:style-name="ro2">
          <table:table-cell/>
          <table:table-cell office:value-type="float" office:value="0.0422987" calcext:value-type="float">
            <text:p>0.0422987</text:p>
          </table:table-cell>
          <table:table-cell office:value-type="float" office:value="0.0465135" calcext:value-type="float">
            <text:p>0.0465135</text:p>
          </table:table-cell>
          <table:table-cell table:formula="of:=[.D83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84]-[.B84])*([.D84]-[.B84])" office:value-type="float" office:value="0.0000593100216900001" calcext:value-type="float">
            <text:p>0.00005931</text:p>
          </table:table-cell>
          <table:table-cell table:formula="of:=([.D84]-[.C84])*([.D84]-[.C84])" office:value-type="float" office:value="0.00001215568225" calcext:value-type="float">
            <text:p>1.215568225E-05</text:p>
          </table:table-cell>
        </table:table-row>
        <table:table-row table:style-name="ro2">
          <table:table-cell/>
          <table:table-cell office:value-type="float" office:value="0.0431172" calcext:value-type="float">
            <text:p>0.0431172</text:p>
          </table:table-cell>
          <table:table-cell office:value-type="float" office:value="0.0430974" calcext:value-type="float">
            <text:p>0.0430974</text:p>
          </table:table-cell>
          <table:table-cell table:formula="of:=[.D84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85]-[.B85])*([.D85]-[.B85])" office:value-type="float" office:value="0.00004737293584" calcext:value-type="float">
            <text:p>4.737293584E-05</text:p>
          </table:table-cell>
          <table:table-cell table:formula="of:=([.D85]-[.C85])*([.D85]-[.C85])" office:value-type="float" office:value="0.00004764588676" calcext:value-type="float">
            <text:p>4.764588676E-05</text:p>
          </table:table-cell>
        </table:table-row>
        <table:table-row table:style-name="ro2">
          <table:table-cell/>
          <table:table-cell office:value-type="float" office:value="0.0370674" calcext:value-type="float">
            <text:p>0.0370674</text:p>
          </table:table-cell>
          <table:table-cell office:value-type="float" office:value="0.0422119" calcext:value-type="float">
            <text:p>0.0422119</text:p>
          </table:table-cell>
          <table:table-cell table:formula="of:=[.D85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86]-[.B86])*([.D86]-[.B86])" office:value-type="float" office:value="0.00016725214276" calcext:value-type="float">
            <text:p>0.0001672521</text:p>
          </table:table-cell>
          <table:table-cell table:formula="of:=([.D86]-[.C86])*([.D86]-[.C86])" office:value-type="float" office:value="0.0000606545016100001" calcext:value-type="float">
            <text:p>6.06545016100001E-05</text:p>
          </table:table-cell>
        </table:table-row>
        <table:table-row table:style-name="ro2">
          <table:table-cell/>
          <table:table-cell office:value-type="float" office:value="0.0408466" calcext:value-type="float">
            <text:p>0.0408466</text:p>
          </table:table-cell>
          <table:table-cell office:value-type="float" office:value="0.0369691" calcext:value-type="float">
            <text:p>0.0369691</text:p>
          </table:table-cell>
          <table:table-cell table:formula="of:=[.D86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87]-[.B87])*([.D87]-[.B87])" office:value-type="float" office:value="0.0000837847315600001" calcext:value-type="float">
            <text:p>8.37847315600001E-05</text:p>
          </table:table-cell>
          <table:table-cell table:formula="of:=([.D87]-[.C87])*([.D87]-[.C87])" office:value-type="float" office:value="0.00016980435481" calcext:value-type="float">
            <text:p>0.0001698044</text:p>
          </table:table-cell>
        </table:table-row>
        <table:table-row table:style-name="ro2">
          <table:table-cell/>
          <table:table-cell office:value-type="float" office:value="0.0395734" calcext:value-type="float">
            <text:p>0.0395734</text:p>
          </table:table-cell>
          <table:table-cell office:value-type="float" office:value="0.0379621" calcext:value-type="float">
            <text:p>0.0379621</text:p>
          </table:table-cell>
          <table:table-cell table:formula="of:=[.D87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88]-[.B88])*([.D88]-[.B88])" office:value-type="float" office:value="0.00010871398756" calcext:value-type="float">
            <text:p>0.000108714</text:p>
          </table:table-cell>
          <table:table-cell table:formula="of:=([.D88]-[.C88])*([.D88]-[.C88])" office:value-type="float" office:value="0.00014491103641" calcext:value-type="float">
            <text:p>0.000144911</text:p>
          </table:table-cell>
        </table:table-row>
        <table:table-row table:style-name="ro2">
          <table:table-cell/>
          <table:table-cell office:value-type="float" office:value="0.0392833" calcext:value-type="float">
            <text:p>0.0392833</text:p>
          </table:table-cell>
          <table:table-cell office:value-type="float" office:value="0.0393902" calcext:value-type="float">
            <text:p>0.0393902</text:p>
          </table:table-cell>
          <table:table-cell table:formula="of:=[.D88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89]-[.B89])*([.D89]-[.B89])" office:value-type="float" office:value="0.00011484765889" calcext:value-type="float">
            <text:p>0.0001148477</text:p>
          </table:table-cell>
          <table:table-cell table:formula="of:=([.D89]-[.C89])*([.D89]-[.C89])" office:value-type="float" office:value="0.00011256785604" calcext:value-type="float">
            <text:p>0.0001125679</text:p>
          </table:table-cell>
        </table:table-row>
        <table:table-row table:style-name="ro2">
          <table:table-cell/>
          <table:table-cell office:value-type="float" office:value="0.0442828" calcext:value-type="float">
            <text:p>0.0442828</text:p>
          </table:table-cell>
          <table:table-cell office:value-type="float" office:value="0.0445619" calcext:value-type="float">
            <text:p>0.0445619</text:p>
          </table:table-cell>
          <table:table-cell table:formula="of:=[.D89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90]-[.B90])*([.D90]-[.B90])" office:value-type="float" office:value="0.0000326863758400001" calcext:value-type="float">
            <text:p>3.26863758400001E-05</text:p>
          </table:table-cell>
          <table:table-cell table:formula="of:=([.D90]-[.C90])*([.D90]-[.C90])" office:value-type="float" office:value="0.0000295729316100001" calcext:value-type="float">
            <text:p>2.95729316100001E-05</text:p>
          </table:table-cell>
        </table:table-row>
        <table:table-row table:style-name="ro2">
          <table:table-cell/>
          <table:table-cell office:value-type="float" office:value="0.0394142" calcext:value-type="float">
            <text:p>0.0394142</text:p>
          </table:table-cell>
          <table:table-cell office:value-type="float" office:value="0.0393077" calcext:value-type="float">
            <text:p>0.0393077</text:p>
          </table:table-cell>
          <table:table-cell table:formula="of:=[.D90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91]-[.B91])*([.D91]-[.B91])" office:value-type="float" office:value="0.00011205916164" calcext:value-type="float">
            <text:p>0.0001120592</text:p>
          </table:table-cell>
          <table:table-cell table:formula="of:=([.D91]-[.C91])*([.D91]-[.C91])" office:value-type="float" office:value="0.00011432527929" calcext:value-type="float">
            <text:p>0.0001143253</text:p>
          </table:table-cell>
        </table:table-row>
        <table:table-row table:style-name="ro2">
          <table:table-cell/>
          <table:table-cell office:value-type="float" office:value="0.0391344" calcext:value-type="float">
            <text:p>0.0391344</text:p>
          </table:table-cell>
          <table:table-cell office:value-type="float" office:value="0.0400032" calcext:value-type="float">
            <text:p>0.0400032</text:p>
          </table:table-cell>
          <table:table-cell table:formula="of:=[.D91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92]-[.B92])*([.D92]-[.B92])" office:value-type="float" office:value="0.00011806126336" calcext:value-type="float">
            <text:p>0.0001180613</text:p>
          </table:table-cell>
          <table:table-cell table:formula="of:=([.D92]-[.C92])*([.D92]-[.C92])" office:value-type="float" office:value="0.0000999360102400001" calcext:value-type="float">
            <text:p>0.000099936</text:p>
          </table:table-cell>
        </table:table-row>
        <table:table-row table:style-name="ro2">
          <table:table-cell/>
          <table:table-cell office:value-type="float" office:value="0.0408466" calcext:value-type="float">
            <text:p>0.0408466</text:p>
          </table:table-cell>
          <table:table-cell office:value-type="float" office:value="0.0407327" calcext:value-type="float">
            <text:p>0.0407327</text:p>
          </table:table-cell>
          <table:table-cell table:formula="of:=[.D92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93]-[.B93])*([.D93]-[.B93])" office:value-type="float" office:value="0.0000837847315600001" calcext:value-type="float">
            <text:p>8.37847315600001E-05</text:p>
          </table:table-cell>
          <table:table-cell table:formula="of:=([.D93]-[.C93])*([.D93]-[.C93])" office:value-type="float" office:value="0.0000858828492900001" calcext:value-type="float">
            <text:p>8.58828492900001E-05</text:p>
          </table:table-cell>
        </table:table-row>
        <table:table-row table:style-name="ro2">
          <table:table-cell/>
          <table:table-cell office:value-type="float" office:value="0.0366145" calcext:value-type="float">
            <text:p>0.0366145</text:p>
          </table:table-cell>
          <table:table-cell office:value-type="float" office:value="0.0444293" calcext:value-type="float">
            <text:p>0.0444293</text:p>
          </table:table-cell>
          <table:table-cell table:formula="of:=[.D93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94]-[.B94])*([.D94]-[.B94])" office:value-type="float" office:value="0.00017917161025" calcext:value-type="float">
            <text:p>0.0001791716</text:p>
          </table:table-cell>
          <table:table-cell table:formula="of:=([.D94]-[.C94])*([.D94]-[.C94])" office:value-type="float" office:value="0.0000310326984900001" calcext:value-type="float">
            <text:p>3.10326984900001E-05</text:p>
          </table:table-cell>
        </table:table-row>
        <table:table-row table:style-name="ro2">
          <table:table-cell/>
          <table:table-cell office:value-type="float" office:value="0.0369096" calcext:value-type="float">
            <text:p>0.0369096</text:p>
          </table:table-cell>
          <table:table-cell office:value-type="float" office:value="0.0377958" calcext:value-type="float">
            <text:p>0.0377958</text:p>
          </table:table-cell>
          <table:table-cell table:formula="of:=[.D94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95]-[.B95])*([.D95]-[.B95])" office:value-type="float" office:value="0.00017135857216" calcext:value-type="float">
            <text:p>0.0001713586</text:p>
          </table:table-cell>
          <table:table-cell table:formula="of:=([.D95]-[.C95])*([.D95]-[.C95])" office:value-type="float" office:value="0.00014894249764" calcext:value-type="float">
            <text:p>0.0001489425</text:p>
          </table:table-cell>
        </table:table-row>
        <table:table-row table:style-name="ro2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431172" calcext:value-type="float">
            <text:p>0.0431172</text:p>
          </table:table-cell>
          <table:table-cell table:formula="of:=[.D95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96]-[.B96])*([.D96]-[.B96])" office:value-type="float" office:value="0.00011247875136" calcext:value-type="float">
            <text:p>0.0001124788</text:p>
          </table:table-cell>
          <table:table-cell table:formula="of:=([.D96]-[.C96])*([.D96]-[.C96])" office:value-type="float" office:value="0.00004737293584" calcext:value-type="float">
            <text:p>4.737293584E-05</text:p>
          </table:table-cell>
        </table:table-row>
        <table:table-row table:style-name="ro2">
          <table:table-cell/>
          <table:table-cell office:value-type="float" office:value="0.0420879" calcext:value-type="float">
            <text:p>0.0420879</text:p>
          </table:table-cell>
          <table:table-cell office:value-type="float" office:value="0.0415712" calcext:value-type="float">
            <text:p>0.0415712</text:p>
          </table:table-cell>
          <table:table-cell table:formula="of:=[.D96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97]-[.B97])*([.D97]-[.B97])" office:value-type="float" office:value="0.0000626013264100001" calcext:value-type="float">
            <text:p>6.26013264100001E-05</text:p>
          </table:table-cell>
          <table:table-cell table:formula="of:=([.D97]-[.C97])*([.D97]-[.C97])" office:value-type="float" office:value="0.0000710446694400001" calcext:value-type="float">
            <text:p>7.10446694400001E-05</text:p>
          </table:table-cell>
        </table:table-row>
        <table:table-row table:style-name="ro2">
          <table:table-cell/>
          <table:table-cell office:value-type="float" office:value="0.0408507" calcext:value-type="float">
            <text:p>0.0408507</text:p>
          </table:table-cell>
          <table:table-cell office:value-type="float" office:value="0.0378041" calcext:value-type="float">
            <text:p>0.0378041</text:p>
          </table:table-cell>
          <table:table-cell table:formula="of:=[.D97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98]-[.B98])*([.D98]-[.B98])" office:value-type="float" office:value="0.0000837096904900001" calcext:value-type="float">
            <text:p>8.37096904900001E-05</text:p>
          </table:table-cell>
          <table:table-cell table:formula="of:=([.D98]-[.C98])*([.D98]-[.C98])" office:value-type="float" office:value="0.00014873997681" calcext:value-type="float">
            <text:p>0.00014874</text:p>
          </table:table-cell>
        </table:table-row>
        <table:table-row table:style-name="ro2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378099" calcext:value-type="float">
            <text:p>0.0378099</text:p>
          </table:table-cell>
          <table:table-cell table:formula="of:=[.D98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99]-[.B99])*([.D99]-[.B99])" office:value-type="float" office:value="0.00011247875136" calcext:value-type="float">
            <text:p>0.0001124788</text:p>
          </table:table-cell>
          <table:table-cell table:formula="of:=([.D99]-[.C99])*([.D99]-[.C99])" office:value-type="float" office:value="0.00014859853801" calcext:value-type="float">
            <text:p>0.0001485985</text:p>
          </table:table-cell>
        </table:table-row>
        <table:table-row table:style-name="ro2">
          <table:table-cell/>
          <table:table-cell office:value-type="float" office:value="0.0406316" calcext:value-type="float">
            <text:p>0.0406316</text:p>
          </table:table-cell>
          <table:table-cell office:value-type="float" office:value="0.0415712" calcext:value-type="float">
            <text:p>0.0415712</text:p>
          </table:table-cell>
          <table:table-cell table:formula="of:=[.D99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100]-[.B100])*([.D100]-[.B100])" office:value-type="float" office:value="0.0000877669185600001" calcext:value-type="float">
            <text:p>8.77669185600001E-05</text:p>
          </table:table-cell>
          <table:table-cell table:formula="of:=([.D100]-[.C100])*([.D100]-[.C100])" office:value-type="float" office:value="0.0000710446694400001" calcext:value-type="float">
            <text:p>7.10446694400001E-05</text:p>
          </table:table-cell>
        </table:table-row>
        <table:table-row table:style-name="ro2">
          <table:table-cell/>
          <table:table-cell office:value-type="float" office:value="0.0408507" calcext:value-type="float">
            <text:p>0.0408507</text:p>
          </table:table-cell>
          <table:table-cell office:value-type="float" office:value="0.0378041" calcext:value-type="float">
            <text:p>0.0378041</text:p>
          </table:table-cell>
          <table:table-cell table:formula="of:=[.D100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101]-[.B101])*([.D101]-[.B101])" office:value-type="float" office:value="0.0000837096904900001" calcext:value-type="float">
            <text:p>8.37096904900001E-05</text:p>
          </table:table-cell>
          <table:table-cell table:formula="of:=([.D101]-[.C101])*([.D101]-[.C101])" office:value-type="float" office:value="0.00014873997681" calcext:value-type="float">
            <text:p>0.00014874</text:p>
          </table:table-cell>
        </table:table-row>
        <table:table-row table:style-name="ro2">
          <table:table-cell/>
          <table:table-cell office:value-type="float" office:value="0.0394848" calcext:value-type="float">
            <text:p>0.0394848</text:p>
          </table:table-cell>
          <table:table-cell office:value-type="float" office:value="0.0431172" calcext:value-type="float">
            <text:p>0.0431172</text:p>
          </table:table-cell>
          <table:table-cell table:formula="of:=[.D101]" office:value-type="float" office:value="0.05" calcext:value-type="float">
            <text:p>0.05</text:p>
          </table:table-cell>
          <table:table-cell/>
          <table:table-cell table:formula="of:=[.$B$104]" office:value-type="float" office:value="0.0402271" calcext:value-type="float">
            <text:p>0.0402271</text:p>
          </table:table-cell>
          <table:table-cell table:formula="of:=[.$C$104]" office:value-type="float" office:value="0.0405722" calcext:value-type="float">
            <text:p>0.0405722</text:p>
          </table:table-cell>
          <table:table-cell table:formula="of:=([.D102]-[.B102])*([.D102]-[.B102])" office:value-type="float" office:value="0.00011056943104" calcext:value-type="float">
            <text:p>0.0001105694</text:p>
          </table:table-cell>
          <table:table-cell table:formula="of:=([.D102]-[.C102])*([.D102]-[.C102])" office:value-type="float" office:value="0.00004737293584" calcext:value-type="float">
            <text:p>4.737293584E-05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Media:</text:p>
          </table:table-cell>
          <table:table-cell table:style-name="ce2" table:formula="of:=MEDIAN([.B2:.B102])" office:value-type="float" office:value="0.0402271" calcext:value-type="float">
            <text:p>0.0402271</text:p>
          </table:table-cell>
          <table:table-cell table:style-name="ce2" table:formula="of:=MEDIAN([.C2:.C102])" office:value-type="float" office:value="0.0405722" calcext:value-type="float">
            <text:p>0.040572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table:style-name="ce4" table:formula="of:=VAR([.B2:.B102])" office:value-type="float" office:value="0.00000627999368408317" calcext:value-type="float">
            <text:p>6.28E-06</text:p>
          </table:table-cell>
          <table:table-cell table:style-name="ce4" table:formula="of:=VAR([.C2:.C102])" office:value-type="float" office:value="0.00000701016047527525" calcext:value-type="float">
            <text:p>7.01E-0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currency-style style:name="N11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37">
      <number:number number:decimal-places="7" loext:min-decimal-places="7" number:min-integer-digits="1"/>
    </number:number-style>
    <number:number-style style:name="N138">
      <number:number number:decimal-places="8" loext:min-decimal-places="8" number:min-integer-digits="1"/>
    </number:number-style>
    <number:number-style style:name="N13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3:42:42.508033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13:43:41.732946437</dc:date>
    <meta:editing-duration>PT12H38M51S</meta:editing-duration>
    <meta:editing-cycles>14</meta:editing-cycles>
    <meta:generator>LibreOffice/5.1.6.2$Linux_X86_64 LibreOffice_project/10m0$Build-2</meta:generator>
    <meta:document-statistic meta:table-count="1" meta:cell-count="7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0.0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6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6699" draw:fill-color="#0066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column-mapping="2" chart:style-name="ch1">
        <chart:title svg:x="9.833cm" svg:y="0.44cm" chart:style-name="ch2">
          <text:p>Estimación de altura</text:p>
        </chart:title>
        <chart:subtitle svg:x="11.685cm" svg:y="1.691cm" chart:style-name="ch3">
          <text:p>Joystick</text:p>
        </chart:subtitle>
        <chart:legend chart:legend-position="end" svg:x="18.607cm" svg:y="6.192cm" style:legend-expansion="high" chart:style-name="ch4"/>
        <chart:plot-area chart:style-name="ch5" table:cell-range-address="height_joystick.B1:height_joystick.D102 height_joystick.F2:height_joystick.G102" chart:data-source-has-labels="row" svg:x="1.906cm" svg:y="2.848cm" svg:width="16.193cm" svg:height="10.816cm">
          <chartooo:coordinate-region svg:x="3.004cm" svg:y="2.97cm" svg:width="14.954cm" svg:height="9.693cm"/>
          <chart:axis chart:dimension="x" chart:name="primary-x" chart:style-name="ch6">
            <chart:title svg:x="8.973cm" svg:y="13.968cm" chart:style-name="ch7">
              <text:p>Eventos</text:p>
            </chart:title>
          </chart:axis>
          <chart:axis chart:dimension="y" chart:name="primary-y" chart:style-name="ch8">
            <chart:title svg:x="0.451cm" svg:y="9.575cm" chart:style-name="ch9">
              <text:p>Altura [m]</text:p>
            </chart:title>
            <chart:grid chart:style-name="ch10" chart:class="major"/>
          </chart:axis>
          <chart:series chart:style-name="ch11" chart:values-cell-range-address="height_joystick.B2:height_joystick.B102" chart:label-cell-address="height_joystick.B1:height_joystick.B1" chart:class="chart:line">
            <chart:data-point chart:repeated="101"/>
          </chart:series>
          <chart:series chart:style-name="ch12" chart:values-cell-range-address="height_joystick.F3:height_joystick.F102" chart:label-cell-address="height_joystick.F2:height_joystick.F2" chart:class="chart:line">
            <chart:data-point chart:repeated="100"/>
          </chart:series>
          <chart:series chart:style-name="ch13" chart:values-cell-range-address="height_joystick.G3:height_joystick.G102" chart:label-cell-address="height_joystick.G2:height_joystick.G2" chart:class="chart:line">
            <chart:data-point chart:repeated="100"/>
          </chart:series>
          <chart:series chart:style-name="ch14" chart:values-cell-range-address="height_joystick.C2:height_joystick.C102" chart:label-cell-address="height_joystick.C1:height_joystick.C1" chart:class="chart:line">
            <chart:data-point chart:repeated="101"/>
          </chart:series>
          <chart:series chart:style-name="ch15" chart:values-cell-range-address="height_joystick.D2:height_joystick.D102" chart:label-cell-address="height_joystick.D1:height_joystick.D1" chart:class="chart:line">
            <chart:data-point chart:repeated="1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joystick.B1:height_joystick.B1</svg:desc>
                </draw:g>
              </table:table-cell>
              <table:table-cell office:value-type="string">
                <text:p>Media (Algoritmo actual)</text:p>
                <draw:g>
                  <svg:desc>height_joystick.F2:height_joystick.F2</svg:desc>
                </draw:g>
              </table:table-cell>
              <table:table-cell office:value-type="string">
                <text:p>Media (Algoritmo previo)</text:p>
                <draw:g>
                  <svg:desc>height_joystick.G2:height_joystick.G2</svg:desc>
                </draw:g>
              </table:table-cell>
              <table:table-cell office:value-type="string">
                <text:p>Algoritmo previo</text:p>
                <draw:g>
                  <svg:desc>height_joystick.C1:height_joystick.C1</svg:desc>
                </draw:g>
              </table:table-cell>
              <table:table-cell office:value-type="string">
                <text:p>Ideal</text:p>
                <draw:g>
                  <svg:desc>height_joystick.D1:height_joystic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2987">
                <text:p>0.0422987</text:p>
                <draw:g>
                  <svg:desc>height_joystick.B2:height_joystick.B102</svg:desc>
                </draw:g>
              </table:table-cell>
              <table:table-cell office:value-type="float" office:value="0.0402271">
                <text:p>0.0402271</text:p>
                <draw:g>
                  <svg:desc>height_joystick.F3:height_joystick.F102</svg:desc>
                </draw:g>
              </table:table-cell>
              <table:table-cell office:value-type="float" office:value="0.0405722">
                <text:p>0.0405722</text:p>
                <draw:g>
                  <svg:desc>height_joystick.G3:height_joystick.G102</svg:desc>
                </draw:g>
              </table:table-cell>
              <table:table-cell office:value-type="float" office:value="0.0422161">
                <text:p>0.0422161</text:p>
                <draw:g>
                  <svg:desc>height_joystick.C2:height_joystick.C102</svg:desc>
                </draw:g>
              </table:table-cell>
              <table:table-cell office:value-type="float" office:value="0.05">
                <text:p>0.05</text:p>
                <draw:g>
                  <svg:desc>height_joystick.D2:height_joystick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66284">
                <text:p>0.04662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1634">
                <text:p>0.0371634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0101">
                <text:p>0.04001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9572">
                <text:p>0.0459572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67024">
                <text:p>0.0367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7097">
                <text:p>0.0397097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16915">
                <text:p>0.04169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7075">
                <text:p>0.0357075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85151">
                <text:p>0.038515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22987">
                <text:p>0.0422987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65135">
                <text:p>0.04651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16723">
                <text:p>0.0416723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66284">
                <text:p>0.04662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0674">
                <text:p>0.0370674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22119">
                <text:p>0.0422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42828">
                <text:p>0.0442828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69691">
                <text:p>0.03696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4142">
                <text:p>0.0394142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44293">
                <text:p>0.0444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9778">
                <text:p>0.0359778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7958">
                <text:p>0.03779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1578">
                <text:p>0.03715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2243">
                <text:p>0.0402243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85107">
                <text:p>0.03851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7313">
                <text:p>0.0407313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234">
                <text:p>0.04023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7355">
                <text:p>0.04073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08788">
                <text:p>0.0408788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31085">
                <text:p>0.04310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87794">
                <text:p>0.0387794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8466">
                <text:p>0.040846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83943">
                <text:p>0.0383943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94142">
                <text:p>0.039414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07269">
                <text:p>0.0407269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8064">
                <text:p>0.0380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52012">
                <text:p>0.0452012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6356">
                <text:p>0.03763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83943">
                <text:p>0.0383943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9536">
                <text:p>0.0379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7269">
                <text:p>0.0407269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8363">
                <text:p>0.0383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37521">
                <text:p>0.0437521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6356">
                <text:p>0.03763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29466">
                <text:p>0.0429466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11617">
                <text:p>0.04116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07255">
                <text:p>0.0407255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927">
                <text:p>0.0379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22901">
                <text:p>0.0422901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29444">
                <text:p>0.04294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38668">
                <text:p>0.0438668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22206">
                <text:p>0.04222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55482">
                <text:p>0.0355482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7313">
                <text:p>0.040731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73471">
                <text:p>0.0373471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98778">
                <text:p>0.03987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85068">
                <text:p>0.0385068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27839">
                <text:p>0.04278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00466">
                <text:p>0.0400466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2331">
                <text:p>0.03723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70634">
                <text:p>0.0370634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6436">
                <text:p>0.03764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67024">
                <text:p>0.0367024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22161">
                <text:p>0.042216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16915">
                <text:p>0.0416915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46767">
                <text:p>0.04467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85165">
                <text:p>0.0385165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42674">
                <text:p>0.04426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45536">
                <text:p>0.0445536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93119">
                <text:p>0.0393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24906">
                <text:p>0.0424906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31407">
                <text:p>0.0431407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841">
                <text:p>0.0408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3106">
                <text:p>0.043106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93119">
                <text:p>0.0393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79371">
                <text:p>0.0379371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4199">
                <text:p>0.0404199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64791">
                <text:p>0.03647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79043">
                <text:p>0.0379043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66284">
                <text:p>0.04662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85107">
                <text:p>0.0385107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22119">
                <text:p>0.0422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55027">
                <text:p>0.0455027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45619">
                <text:p>0.04456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95734">
                <text:p>0.0395734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9621">
                <text:p>0.03796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8064">
                <text:p>0.038064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0341">
                <text:p>0.040341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69691">
                <text:p>0.03696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31046">
                <text:p>0.0431046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9621">
                <text:p>0.03796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92819">
                <text:p>0.0392819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17901">
                <text:p>0.0417901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66145">
                <text:p>0.0366145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93077">
                <text:p>0.03930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07285">
                <text:p>0.0407285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17901">
                <text:p>0.0417901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65089">
                <text:p>0.0365089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44293">
                <text:p>0.0444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69096">
                <text:p>0.0369096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20223">
                <text:p>0.04202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05729">
                <text:p>0.0405729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15712">
                <text:p>0.04157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85238">
                <text:p>0.0385238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22987">
                <text:p>0.042298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7792">
                <text:p>0.037792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45619">
                <text:p>0.04456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07383">
                <text:p>0.0407383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22164">
                <text:p>0.04221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74517">
                <text:p>0.0474517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6356">
                <text:p>0.03763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83943">
                <text:p>0.0383943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9536">
                <text:p>0.0379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07269">
                <text:p>0.0407269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8064">
                <text:p>0.0380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22901">
                <text:p>0.0422901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29444">
                <text:p>0.04294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23628">
                <text:p>0.0423628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11617">
                <text:p>0.04116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91203">
                <text:p>0.0391203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8363">
                <text:p>0.0383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22901">
                <text:p>0.0422901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29444">
                <text:p>0.04294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31892">
                <text:p>0.0431892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51629">
                <text:p>0.045162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3119">
                <text:p>0.0393119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8507">
                <text:p>0.04085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4791">
                <text:p>0.0364791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8788">
                <text:p>0.04087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13433">
                <text:p>0.0413433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3471">
                <text:p>0.0373471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98778">
                <text:p>0.03987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66982">
                <text:p>0.0366982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22161">
                <text:p>0.042216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00578">
                <text:p>0.0400578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2331">
                <text:p>0.03723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02287">
                <text:p>0.0402287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6436">
                <text:p>0.03764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3106">
                <text:p>0.043106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7255">
                <text:p>0.04072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79371">
                <text:p>0.0379371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9508">
                <text:p>0.03795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70635">
                <text:p>0.0370635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43354">
                <text:p>0.04433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8398">
                <text:p>0.03839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79708">
                <text:p>0.0379708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8493">
                <text:p>0.04084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22987">
                <text:p>0.0422987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65135">
                <text:p>0.04651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30974">
                <text:p>0.04309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70674">
                <text:p>0.0370674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22119">
                <text:p>0.0422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08466">
                <text:p>0.0408466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69691">
                <text:p>0.03696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95734">
                <text:p>0.0395734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9621">
                <text:p>0.03796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92833">
                <text:p>0.0392833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93902">
                <text:p>0.03939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2828">
                <text:p>0.0442828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45619">
                <text:p>0.04456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94142">
                <text:p>0.0394142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93077">
                <text:p>0.03930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91344">
                <text:p>0.0391344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08466">
                <text:p>0.0408466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6145">
                <text:p>0.0366145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44293">
                <text:p>0.0444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69096">
                <text:p>0.0369096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7958">
                <text:p>0.03779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20879">
                <text:p>0.0420879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15712">
                <text:p>0.04157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08507">
                <text:p>0.0408507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8041">
                <text:p>0.03780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8099">
                <text:p>0.037809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06316">
                <text:p>0.0406316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415712">
                <text:p>0.04157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08507">
                <text:p>0.0408507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378041">
                <text:p>0.03780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94848">
                <text:p>0.0394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